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25E000000EC6833F43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3cm" draw:marker-start-width="0.245cm" draw:marker-end-width="0.245cm"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3cm" draw:textarea-horizontal-align="center" draw:textarea-vertical-align="middle" fo:padding-top="0.14cm" fo:padding-bottom="0.14cm" fo:padding-left="0.265cm" fo:padding-right="0.265cm"/>
    </style:style>
    <style:style style:name="gr3" style:family="graphic" style:parent-style-name="standard">
      <style:graphic-properties draw:stroke="dash" draw:stroke-dash="Ultrafine_20_Dashed" svg:stroke-width="0.015cm" draw:marker-start-width="0.177cm" draw:marker-end-width="0.177cm" draw:textarea-horizontal-align="center" draw:textarea-vertical-align="middle" fo:padding-top="0.132cm" fo:padding-bottom="0.132cm" fo:padding-left="0.257cm" fo:padding-right="0.257cm"/>
    </style:style>
    <style:style style:name="gr4" style:family="graphic" style:parent-style-name="standard">
      <style:graphic-properties draw:stroke="none" svg:stroke-width="0.03cm" svg:stroke-color="#000000" draw:fill="none" draw:fill-color="#ffffff" draw:textarea-horizontal-align="left" draw:auto-grow-height="true" draw:auto-grow-width="true" fo:min-height="0cm" fo:min-width="0cm" fo:padding-top="0.14cm" fo:padding-bottom="0.14cm" fo:padding-left="0.265cm" fo:padding-right="0.265cm"/>
    </style:style>
    <style:style style:name="gr5" style:family="graphic" style:parent-style-name="standard">
      <style:graphic-properties draw:stroke="none" svg:stroke-width="0.03cm" svg:stroke-color="#000000" draw:fill="none" draw:fill-color="#ffffff" draw:textarea-horizontal-align="left" draw:auto-grow-height="true" draw:auto-grow-width="false" fo:min-height="0.282cm" fo:min-width="0cm" fo:padding-top="0.14cm" fo:padding-bottom="0.14cm" fo:padding-left="0.265cm" fo:padding-right="0.265cm"/>
    </style:style>
    <style:style style:name="gr6" style:family="graphic" style:parent-style-name="standard">
      <style:graphic-properties svg:stroke-width="0.02cm" draw:marker-start-width="0.285cm" draw:marker-end="Arrow" draw:marker-end-width="0.09cm" draw:textarea-horizontal-align="center" draw:textarea-vertical-align="middle" fo:padding-top="0.135cm" fo:padding-bottom="0.135cm" fo:padding-left="0.26cm" fo:padding-right="0.26cm"/>
    </style:style>
    <style:style style:name="gr7" style:family="graphic" style:parent-style-name="standard">
      <style:graphic-properties draw:stroke="solid" svg:stroke-width="0.004cm" svg:stroke-color="#000000" draw:textarea-horizontal-align="center" draw:textarea-vertical-align="middle" fo:padding-top="0.002cm" fo:padding-bottom="0.002cm" fo:padding-left="0.002cm" fo:padding-right="0.002cm"/>
    </style:style>
    <style:style style:name="gr8" style:family="graphic" style:parent-style-name="standard">
      <style:graphic-properties draw:stroke="solid" svg:stroke-width="0.01cm" svg:stroke-color="#ff0000" draw:marker-start-width="0.209cm" draw:marker-end-width="0.209cm" draw:textarea-horizontal-align="center" draw:textarea-vertical-align="middle" fo:padding-top="0.005cm" fo:padding-bottom="0.005cm" fo:padding-left="0.005cm" fo:padding-right="0.005cm"/>
    </style:style>
    <style:style style:name="gr9" style:family="graphic" style:parent-style-name="standard">
      <style:graphic-properties draw:stroke="solid" svg:stroke-width="0.02cm" svg:stroke-color="#000000" draw:marker-start-width="0.224cm" draw:marker-end-width="0.224cm" draw:textarea-horizontal-align="center" draw:textarea-vertical-align="middle" fo:padding-top="0.01cm" fo:padding-bottom="0.01cm" fo:padding-left="0.01cm" fo:padding-right="0.01cm"/>
    </style:style>
    <style:style style:name="gr10" style:family="graphic" style:parent-style-name="standard">
      <style:graphic-properties draw:stroke="solid" svg:stroke-color="#000000" draw:textarea-horizontal-align="center" draw:textarea-vertical-align="middle"/>
    </style:style>
    <style:style style:name="gr11" style:family="graphic" style:parent-style-name="standard">
      <style:graphic-properties draw:stroke="dash" draw:stroke-dash="Ultrafine_20_Dashed" svg:stroke-width="0.015cm" svg:stroke-color="#2300dc" draw:marker-start-width="0.177cm" draw:marker-end-width="0.177cm" draw:textarea-horizontal-align="center" draw:textarea-vertical-align="middle" fo:padding-top="0.132cm" fo:padding-bottom="0.132cm" fo:padding-left="0.257cm" fo:padding-right="0.257cm"/>
    </style:style>
    <style:style style:name="gr12" style:family="graphic" style:parent-style-name="standard">
      <style:graphic-properties draw:stroke="dash" draw:stroke-dash="Ultrafine_20_Dashed" svg:stroke-width="0.015cm" svg:stroke-color="#2300dc" draw:textarea-horizontal-align="center" draw:textarea-vertical-align="middle" fo:padding-top="0.132cm" fo:padding-bottom="0.132cm" fo:padding-left="0.257cm" fo:padding-right="0.257cm"/>
    </style:style>
    <style:style style:name="gr13" style:family="graphic" style:parent-style-name="standard">
      <style:graphic-properties draw:stroke="none" draw:stroke-dash="Ultrafine_20_Dashed" svg:stroke-width="0.015cm" svg:stroke-color="#000000" draw:fill="none" draw:fill-color="#ffffff" draw:textarea-horizontal-align="left" draw:auto-grow-height="true" draw:auto-grow-width="true" fo:min-height="0cm" fo:min-width="0cm" fo:padding-top="0.132cm" fo:padding-bottom="0.132cm" fo:padding-left="0.257cm" fo:padding-right="0.257cm"/>
    </style:style>
    <style:style style:name="gr14" style:family="graphic" style:parent-style-name="standard">
      <style:graphic-properties draw:stroke="solid" svg:stroke-width="0.005cm" svg:stroke-color="#000000" draw:textarea-horizontal-align="center" draw:textarea-vertical-align="middle" fo:padding-top="0.002cm" fo:padding-bottom="0.002cm" fo:padding-left="0.002cm" fo:padding-right="0.002cm"/>
    </style:style>
    <style:style style:name="gr15" style:family="graphic" style:parent-style-name="standard">
      <style:graphic-properties draw:stroke="solid" svg:stroke-width="0.005cm" svg:stroke-color="#0000ff" draw:textarea-horizontal-align="center" draw:textarea-vertical-align="middle" fo:padding-top="0.002cm" fo:padding-bottom="0.002cm" fo:padding-left="0.002cm" fo:padding-right="0.002cm"/>
    </style:style>
    <style:style style:name="gr16" style:family="graphic" style:parent-style-name="standard">
      <style:graphic-properties draw:stroke="solid" svg:stroke-width="0.02cm" svg:stroke-color="#000000" draw:marker-start-width="0.222cm" draw:marker-end-width="0.222cm" draw:textarea-horizontal-align="center" draw:textarea-vertical-align="middle" fo:padding-top="0.009cm" fo:padding-bottom="0.009cm" fo:padding-left="0.009cm" fo:padding-right="0.00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style>
    <style:style style:name="P4" style:family="paragraph">
      <style:paragraph-properties fo:margin-left="0cm" fo:margin-right="0cm" fo:text-indent="0cm"/>
      <style:text-properties fo:font-size="10pt" fo:font-style="italic"/>
    </style:style>
    <style:style style:name="P5" style:family="paragraph">
      <style:text-properties fo:font-size="10pt" fo:font-style="italic"/>
    </style:style>
    <style:style style:name="P6" style:family="paragraph">
      <style:paragraph-properties fo:text-align="center"/>
      <style:text-properties fo:font-size="10pt"/>
    </style:style>
    <style:style style:name="P7" style:family="paragraph">
      <style:text-properties fo:font-size="10pt"/>
    </style:style>
    <style:style style:name="T1" style:family="text">
      <style:text-properties fo:font-size="8pt"/>
    </style:style>
    <style:style style:name="T2" style:family="text">
      <style:text-properties fo:font-size="10pt" fo:font-style="italic"/>
    </style:style>
    <style:style style:name="T3"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Výchozí">
        <office:forms form:automatic-focus="false" form:apply-design-mode="false"/>
        <draw:g>
          <draw:frame draw:style-name="gr1" draw:text-style-name="P1" draw:layer="layout" svg:width="7.267cm" svg:height="2.564cm" svg:x="0.4cm" svg:y="2.611cm">
            <draw:image xlink:href="Pictures/100000000000025E000000EC6833F43B.png" xlink:type="simple" xlink:show="embed" xlink:actuate="onLoad">
              <text:p/>
            </draw:image>
          </draw:frame>
          <draw:line draw:style-name="gr2" draw:text-style-name="P1" draw:layer="layout" svg:x1="0.4cm" svg:y1="2.222cm" svg:x2="7.75cm" svg:y2="2.222cm">
            <text:p/>
          </draw:line>
          <draw:line draw:style-name="gr2" draw:text-style-name="P1" draw:layer="layout" svg:x1="0.4cm" svg:y1="2.2cm" svg:x2="0.4cm" svg:y2="5.525cm">
            <text:p/>
          </draw:line>
          <draw:line draw:style-name="gr3" draw:text-style-name="P1" draw:layer="layout" svg:x1="0.95cm" svg:y1="2.199cm" svg:x2="0.95cm" svg:y2="5.352cm">
            <text:p/>
          </draw:line>
          <draw:line draw:style-name="gr3" draw:text-style-name="P1" draw:layer="layout" svg:x1="1.55cm" svg:y1="2.199cm" svg:x2="1.55cm" svg:y2="5.352cm">
            <text:p/>
          </draw:line>
          <draw:line draw:style-name="gr3" draw:text-style-name="P1" draw:layer="layout" svg:x1="2.1cm" svg:y1="2.199cm" svg:x2="2.1cm" svg:y2="5.352cm">
            <text:p/>
          </draw:line>
          <draw:line draw:style-name="gr3" draw:text-style-name="P1" draw:layer="layout" svg:x1="2.65cm" svg:y1="2.199cm" svg:x2="2.65cm" svg:y2="5.352cm">
            <text:p/>
          </draw:line>
          <draw:line draw:style-name="gr3" draw:text-style-name="P1" draw:layer="layout" svg:x1="2.65cm" svg:y1="2.199cm" svg:x2="2.65cm" svg:y2="5.352cm">
            <text:p/>
          </draw:line>
          <draw:line draw:style-name="gr3" draw:text-style-name="P1" draw:layer="layout" svg:x1="3.2cm" svg:y1="2.199cm" svg:x2="3.2cm" svg:y2="5.352cm">
            <text:p/>
          </draw:line>
          <draw:line draw:style-name="gr3" draw:text-style-name="P1" draw:layer="layout" svg:x1="3.75cm" svg:y1="2.199cm" svg:x2="3.75cm" svg:y2="5.352cm">
            <text:p/>
          </draw:line>
          <draw:line draw:style-name="gr3" draw:text-style-name="P1" draw:layer="layout" svg:x1="4.3cm" svg:y1="2.199cm" svg:x2="4.3cm" svg:y2="5.352cm">
            <text:p/>
          </draw:line>
          <draw:line draw:style-name="gr3" draw:text-style-name="P1" draw:layer="layout" svg:x1="4.9cm" svg:y1="2.199cm" svg:x2="4.9cm" svg:y2="5.352cm">
            <text:p/>
          </draw:line>
          <draw:line draw:style-name="gr3" draw:text-style-name="P1" draw:layer="layout" svg:x1="5.45cm" svg:y1="2.199cm" svg:x2="5.45cm" svg:y2="5.352cm">
            <text:p/>
          </draw:line>
          <draw:line draw:style-name="gr3" draw:text-style-name="P1" draw:layer="layout" svg:x1="6cm" svg:y1="2.199cm" svg:x2="6cm" svg:y2="5.352cm">
            <text:p/>
          </draw:line>
          <draw:line draw:style-name="gr3" draw:text-style-name="P1" draw:layer="layout" svg:x1="6.55cm" svg:y1="2.199cm" svg:x2="6.55cm" svg:y2="5.352cm">
            <text:p/>
          </draw:line>
          <draw:line draw:style-name="gr3" draw:text-style-name="P1" draw:layer="layout" svg:x1="7.1cm" svg:y1="2.199cm" svg:x2="7.1cm" svg:y2="5.352cm">
            <text:p/>
          </draw:line>
          <draw:frame draw:style-name="gr4" draw:text-style-name="P3" draw:layer="layout" svg:width="0.693cm" svg:height="0.599cm" svg:x="0.061cm" svg:y="1.701cm">
            <draw:text-box>
              <text:p text:style-name="P2"><text:span text:style-name="T1">0</text:span></text:p>
            </draw:text-box>
          </draw:frame>
          <draw:frame draw:style-name="gr4" draw:text-style-name="P3" draw:layer="layout" svg:width="1.015cm" svg:height="0.599cm" svg:x="1.098cm" svg:y="1.701cm">
            <draw:text-box>
              <text:p text:style-name="P2"><text:span text:style-name="T1">500</text:span></text:p>
            </draw:text-box>
          </draw:frame>
          <draw:frame draw:style-name="gr4" draw:text-style-name="P3" draw:layer="layout" svg:width="1.171cm" svg:height="0.599cm" svg:x="2.041cm" svg:y="1.701cm">
            <draw:text-box>
              <text:p text:style-name="P2"><text:span text:style-name="T1">1000</text:span></text:p>
            </draw:text-box>
          </draw:frame>
          <draw:frame draw:style-name="gr4" draw:text-style-name="P3" draw:layer="layout" svg:width="1.171cm" svg:height="0.599cm" svg:x="3.2cm" svg:y="1.701cm">
            <draw:text-box>
              <text:p text:style-name="P2"><text:span text:style-name="T1">1500</text:span></text:p>
            </draw:text-box>
          </draw:frame>
          <draw:frame draw:style-name="gr4" draw:text-style-name="P3" draw:layer="layout" svg:width="1.171cm" svg:height="0.599cm" svg:x="4.337cm" svg:y="1.701cm">
            <draw:text-box>
              <text:p text:style-name="P2"><text:span text:style-name="T1">2000</text:span></text:p>
            </draw:text-box>
          </draw:frame>
          <draw:frame draw:style-name="gr4" draw:text-style-name="P3" draw:layer="layout" svg:width="1.171cm" svg:height="0.599cm" svg:x="5.437cm" svg:y="1.701cm">
            <draw:text-box>
              <text:p text:style-name="P2"><text:span text:style-name="T1">2500</text:span></text:p>
            </draw:text-box>
          </draw:frame>
          <draw:frame draw:style-name="gr4" draw:text-style-name="P3" draw:layer="layout" svg:width="1.171cm" svg:height="0.599cm" svg:x="6.55cm" svg:y="1.701cm">
            <draw:text-box>
              <text:p text:style-name="P2"><text:span text:style-name="T1">3000</text:span></text:p>
            </draw:text-box>
          </draw:frame>
          <draw:frame draw:style-name="gr5" draw:text-style-name="P4" draw:layer="layout" svg:width="0.65cm" svg:height="0.675cm" svg:x="-0.1cm" svg:y="4.7cm">
            <draw:text-box>
              <text:p text:style-name="P2"><text:span text:style-name="T2">t</text:span></text:p>
            </draw:text-box>
          </draw:frame>
          <draw:frame draw:style-name="gr4" draw:text-style-name="P5" draw:layer="layout" svg:width="0.629cm" svg:height="0.675cm" svg:x="7.121cm" svg:y="1.125cm">
            <draw:text-box>
              <text:p text:style-name="P2"><text:span text:style-name="T2">f</text:span></text:p>
            </draw:text-box>
          </draw:frame>
          <draw:line draw:style-name="gr6" draw:text-style-name="P6" draw:layer="layout" svg:x1="7.3cm" svg:y1="1.675cm" svg:x2="7.75cm" svg:y2="1.675cm">
            <text:p/>
          </draw:line>
          <draw:line draw:style-name="gr6" draw:text-style-name="P6" draw:layer="layout" svg:x1="0.25cm" svg:y1="4.8cm" svg:x2="0.25cm" svg:y2="4.35cm">
            <text:p/>
          </draw:line>
          <draw:polyline draw:style-name="gr7" draw:text-style-name="P1" draw:layer="layout" svg:width="3.388cm" svg:height="1.629cm" svg:x="9.45cm" svg:y="0.82cm" svg:viewBox="0 0 3389 1630" draw:points="0,0 0,1630 3389,1630">
            <text:p/>
          </draw:polyline>
          <draw:polyline draw:style-name="gr8" draw:text-style-name="P1" draw:layer="layout" svg:width="1.371cm" svg:height="3.389cm" draw:transform="rotate (-1.56521127318941) translate (12.833cm 0.949999999999999cm)" svg:viewBox="0 0 1372 3390" draw:points="1281,-22265 1362,-22303 1359,-22307 1362,-22310 1351,-22314 1349,-22316 1349,-22319 1345,-22323 1342,-22325 1349,-22328 1350,-22332 1351,-22334 1354,-22337 1347,-22341 1350,-22343 1352,-22346 1339,-22350 1333,-22353 1341,-22355 1355,-22359 1350,-22362 1344,-22364 1341,-22368 1337,-22371 1321,-22374 1324,-22377 1324,-22380 1327,-22383 1326,-22386 1330,-22389 1325,-22393 1327,-22395 1322,-22398 1324,-22402 1317,-22404 1316,-22407 1313,-22411 1310,-22413 1307,-22416 1301,-22420 1300,-22422 1309,-22425 1314,-22429 1307,-22432 1304,-22434 1308,-22438 1313,-22441 1312,-22443 1316,-22447 1320,-22450 1311,-22452 1320,-22456 1321,-22459 1325,-22462 1324,-22465 1330,-22468 1328,-22472 1339,-22474 1340,-22477 1345,-22481 1353,-22483 1351,-22486 1356,-22490 1366,-22492 1372,-22495 1371,-22499 1371,-22501 1371,-22505 1366,-22508 1364,-22511 1360,-22514 1355,-22517 1356,-22520 1344,-22523 1358,-22526 1370,-22529 1357,-22532 1357,-22535 1348,-22538 1337,-22541 1347,-22544 1350,-22547 1344,-22551 1347,-22553 1351,-22556 1358,-22560 1361,-22562 1355,-22565 1352,-22569 1350,-22571 1350,-22574 1347,-22578 1349,-22580 1347,-22583 1349,-22587 1354,-22590 1357,-22593 1364,-22596 1370,-22599 1356,-22602 1349,-22605 1350,-22608 1346,-22611 1349,-22614 1369,-22617 1356,-22620 1354,-22623 1345,-22626 1336,-22629 1328,-22632 1316,-22636 1307,-22639 1309,-22641 1304,-22645 1299,-22648 1297,-22650 1296,-22654 1301,-22657 1311,-22659 1314,-22663 1315,-22666 1318,-22668 1318,-22672 1322,-22675 1328,-22679 1335,-22681 1343,-22684 1345,-22688 1351,-22690 1348,-22693 1352,-22696 1354,-22699 1367,-22702 1370,-22705 1362,-22708 1363,-22711 1363,-22715 1364,-22718 1361,-22720 1364,-22724 1358,-22727 1369,-22729 1370,-22733 1360,-22736 1359,-22738 1353,-22742 1343,-22745 1346,-22747 1342,-22751 1339,-22754 1334,-22757 1326,-22760 1324,-22763 1324,-22767 1318,-22769 1315,-22772 1304,-22776 1304,-22778 1302,-22781 1309,-22785 1311,-22787 1306,-22790 1302,-22794 1310,-22797 1310,-22799 1314,-22803 1309,-22806 1303,-22808 1305,-22812 1305,-22815 1300,-22817 1307,-22821 1307,-22824 1308,-22826 1305,-22830 1308,-22833 1311,-22837 1309,-22839 1309,-22842 1310,-22846 1309,-22848 1315,-22851 1312,-22855 1315,-22857 1312,-22860 1313,-22864 1319,-22866 1322,-22869 1325,-22873 1322,-22876 1321,-22878 1322,-22882 1316,-22885 1315,-22887 1313,-22891 1321,-22894 1324,-22896 1316,-22900 1312,-22903 1316,-22905 1316,-22909 1319,-22912 1319,-22916 1320,-22918 1317,-22921 1324,-22925 1324,-22927 1318,-22930 1313,-22934 1319,-22936 1315,-22939 1319,-22943 1320,-22945 1307,-22948 1305,-22952 1306,-22955 1296,-22958 1295,-22961 1292,-22964 1302,-22967 1303,-22970 1296,-22973 1304,-22976 1297,-22979 1294,-22982 1293,-22985 1280,-22988 1282,-22991 1275,-22993 1275,-22997 1269,-23000 1269,-23004 1269,-23006 1274,-23009 1273,-23013 1273,-23015 1272,-23018 1266,-23022 1271,-23024 1277,-23027 1276,-23031 1282,-23033 1282,-23036 1283,-23040 1271,-23043 1265,-23046 1266,-23049 1258,-23052 1262,-23055 1263,-23058 1262,-23061 1263,-23064 1264,-23067 1265,-23070 1265,-23073 1265,-23076 1265,-23079 1269,-23083 1267,-23085 1262,-23089 1258,-23092 1265,-23094 1271,-23098 1273,-23101 1268,-23103 1270,-23107 1272,-23110 1266,-23112 1266,-23116 1271,-23119 1268,-23122 1267,-23125 1267,-23128 1265,-23131 1266,-23134 1265,-23137 1267,-23140 1269,-23143 1272,-23146 1275,-23149 1279,-23152 1281,-23155 1278,-23158 1277,-23162 1278,-23164 1281,-23167 1270,-23171 1275,-23173 1274,-23177 1277,-23180 1278,-23182 1278,-23186 1287,-23189 1289,-23191 1285,-23195 1289,-23198 1294,-23201 1297,-23204 1304,-23207 1301,-23210 1302,-23213 1297,-23216 1291,-23220 1283,-23222 1279,-23225 1279,-23229 1276,-23231 1274,-23234 1277,-23238 1273,-23241 1277,-23243 1272,-23247 1267,-23250 1265,-23252 1261,-23256 1261,-23259 1258,-23261 1262,-23265 1263,-23268 1265,-23270 1264,-23274 1261,-23277 1257,-23280 1254,-23283 1249,-23286 1242,-23290 1240,-23293 1246,-23295 1246,-23298 1252,-23301 1244,-23305 1246,-23308 1247,-23310 1245,-23314 1245,-23318 1242,-23321 1242,-23323 1236,-23327 1233,-23330 1232,-23332 1227,-23336 1226,-23339 1214,-23341 1211,-23345 1203,-23348 1206,-23350 1204,-23354 1205,-23357 1204,-23359 1200,-23363 1203,-23366 1205,-23370 1200,-23372 1205,-23375 1196,-23379 1197,-23381 1187,-23384 1184,-23388 1185,-23390 1184,-23393 1187,-23397 1186,-23399 1193,-23402 1191,-23406 1192,-23409 1193,-23411 1189,-23415 1191,-23418 1188,-23420 1191,-23424 1186,-23427 1187,-23429 1183,-23433 1181,-23436 1185,-23438 1188,-23442 1188,-23445 1188,-23449 1182,-23451 1188,-23454 1192,-23458 1198,-23460 1195,-23463 1190,-23467 1199,-23469 1194,-23472 1206,-23476 1203,-23478 1207,-23481 1207,-23485 1206,-23488 1208,-23490 1210,-23494 1213,-23497 1207,-23499 1212,-23503 1208,-23506 1208,-23509 1209,-23512 1218,-23515 1206,-23518 1201,-23521 1199,-23524 1200,-23528 1188,-23530 1179,-23533 1174,-23537 1178,-23539 1177,-23542 1166,-23546 1163,-23548 1150,-23551 1146,-23555 1141,-23557 1140,-23560 1136,-23564 1134,-23567 1128,-23569 1119,-23573 1121,-23576 1119,-23578 1116,-23582 1114,-23585 1110,-23588 1105,-23591 1106,-23594 1106,-23597 1101,-23600 1103,-23603 1106,-23607 1109,-23609 1111,-23612 1110,-23616 1111,-23618 1111,-23621 1113,-23625 1116,-23627 1116,-23630 1119,-23634 1118,-23636 1117,-23640 1118,-23643 1120,-23646 1125,-23649 1124,-23652 1134,-23655 1135,-23658 1134,-23661 1133,-23664 1121,-23667 1122,-23670 1122,-23673 1122,-23676 1116,-23679 1112,-23683 1104,-23686 1103,-23688 1098,-23692 1093,-23695 1089,-23697 1086,-23701 1089,-23704 1085,-23706 1078,-23709 1072,-23713 1070,-23715 1066,-23720 1065,-23723 1065,-23725 1062,-23729 1050,-23732 1047,-23735 1045,-23738 1039,-23741 1043,-23744 1041,-23747 1037,-23750 1036,-23753 1032,-23756 1034,-23759 1035,-23763 1031,-23765 1029,-23768 1030,-23772 1027,-23775 1023,-23777 1014,-23781 1010,-23784 1011,-23786 1011,-23790 1005,-23793 1003,-23795 1000,-23799 993,-23802 995,-23804 990,-23808 991,-23811 986,-23815 986,-23817 983,-23820 978,-23824 975,-23826 972,-23829 967,-23833 964,-23835 962,-23838 959,-23842 957,-23844 954,-23847 952,-23851 952,-23854 952,-23856 950,-23860 946,-23863 945,-23865 948,-23869 949,-23872 948,-23874 950,-23878 947,-23881 955,-23883 953,-23887 958,-23890 964,-23894 971,-23896 984,-23899 996,-23903 998,-23905 983,-23908 922,-23912 765,-23915 583,-23919 539,-23923 506,-23926 387,-23929 386,-23933 387,-23936 381,-23938 371,-23942 368,-23945 359,-23947 247,-23952 220,-23955 195,-23957 85,-23959 65,-23962 63,-23965 49,-23968 21,-23971 20,-23975 14,-23977 45,-23983 29,-23987 27,-23989 21,-23992 2,-23996 9,-23998 6,-24001 21,-24003 4,-24007 4,-24010 2,-24014 31,-24015 29,-24017 24,-24021 0,-24024 36,-24026 5,-24032 14,-24035 39,-24037 49,-24041 39,-24044 22,-24046 37,-24050 30,-24053 8,-24056 23,-24059 29,-24062 14,-24066 3,-24068 26,-24071 37,-24075 46,-24077 28,-24076 29,-24080 24,-24082 18,-24085 35,-24089 42,-24091 5,-24095 37,-24098 30,-24101 4,-24104 53,-24111 49,-24114 48,-24117 25,-24120 50,-24123 53,-24126 22,-24129 49,-24132 6,-24131 10,-24134 4,-24137 24,-24141 29,-24143 19,-24146 19,-24150 15,-24152 48,-24159 22,-24163 17,-24165 11,-24168 12,-24170 41,-24172 3,-24177 34,-24179 4,-24184 7,-24187 5,-24190 5,-24193 29,-24196 19,-24199 31,-24200 20,-24205 17,-24208 42,-24209 19,-24212 33,-24215 33,-24218 33,-24222 42,-24224 42,-24228 5,-24233 24,-24235 50,-24239 40,-24236 26,-24244 16,-24244 14,-24247 42,-24253 45,-24257 52,-24260 3,-24259 51,-24266 49,-24269 52,-24272 20,-24275 40,-24272 39,-24275 45,-24284 31,-24287 53,-24290 52,-24293 12,-24296 6,-24299 39,-24301 19,-24303 12,-24306 15,-24310 16,-24312 20,-24316 9,-24321 42,-24321 22,-24325 36,-24328 7,-24332 6,-24336 31,-24337 6,-24342 7,-24345 32,-24346 19,-24351 19,-24354 43,-24355 34,-24359 13,-24363 19,-24366 13,-24370 53,-24372 41,-24369 47,-24379 40,-24382 34,-24384 17,-24388 37,-24389 35,-24391 37,-24395 22,-24398 29,-24400 28,-24404 14,-24407 1,-24409 15,-24413 12,-24416 1,-24418 18,-24422 24,-24425 15,-24429 4,-24431 22,-24434 29,-24437 32,-24440 4,-24445 7,-24449 8,-24451 28,-24454 16,-24466 32,-24468 52,-24471 85,-24475 88,-24478 92,-24480 132,-24484 209,-24484 274,-24484 333,-24487 331,-24489 338,-24493 399,-24495 411,-24497 433,-24501 482,-24504 750,-24506 810,-24508 834,-24511 836,-24515 829,-24517 815,-24520 807,-24524 803,-24526 799,-24529 800,-24533 799,-24535 799,-24538 797,-24542 799,-24545 802,-24547 805,-24551 809,-24554 812,-24556 814,-24560 817,-24563 822,-24565 823,-24569 825,-24572 827,-24574 833,-24578 837,-24581 839,-24585 839,-24587 844,-24590 845,-24594 851,-24596 854,-24599 857,-24603 862,-24605 861,-24608 864,-24612 869,-24614 874,-24617 876,-24621 879,-24624 879,-24626 877,-24630 878,-24633 880,-24636 883,-24639 885,-24642 888,-24645 888,-24648 889,-24651 889,-24654 892,-24656 895,-24659 899,-24663 905,-24665 909,-24668 911,-24672 915,-24674 917,-24678 916,-24681 918,-24683 917,-24687 917,-24690 921,-24692 924,-24696 925,-24699 930,-24702 932,-24705 936,-24708 938,-24711 940,-24714 943,-24717 943,-24720 948,-24723 950,-24726 954,-24729 955,-24732 958,-24735 958,-24738 955,-24742 958,-24744 959,-24747 961,-24751 963,-24753 967,-24756 969,-24760 972,-24762 973,-24766 974,-24769 976,-24771 976,-24775 977,-24778 978,-24780 980,-24784 983,-24787 982,-24790 983,-24793 984,-24796 986,-24799 992,-24802 992,-24805 993,-24809 992,-24811 993,-24814 995,-24818 994,-24820 1001,-24823 1002,-24827 1003,-24830 1006,-24832 1011,-24836 1012,-24839 1017,-24841 1019,-24845 1019,-24848 1024,-24850 1025,-24854 1028,-24857 1028,-24859 1028,-24863 1033,-24866 1037,-24869 1042,-24872 1045,-24875 1041,-24878 1046,-24881 1050,-24884 1055,-24887 1058,-24890 1060,-24893 1064,-24897 1062,-24899 1061,-24902 1064,-24906 1063,-24909 1062,-24911 1065,-24915 1062,-24918 1061,-24920 1063,-24924 1062,-24927 1066,-24929 1069,-24933 1070,-24936 1074,-24937 1073,-24941 1073,-24944 1073,-24948 1070,-24951 1075,-24953 1072,-24957 1072,-24959 1071,-24963 1078,-24966 1080,-24968 1084,-24971 1085,-24975 1088,-24977 1092,-24980 1092,-24984 1089,-24987 1087,-24989 1092,-24993 1095,-24996 1095,-24998 1098,-25002 1098,-25005 1098,-25007 1098,-25011 1097,-25014 1097,-25016 1097,-25020 1097,-25023 1102,-25027 1101,-25029 1105,-25032 1104,-25036 1104,-25038 1100,-25041 1100,-25045 1099,-25047 1095,-25050 1095,-25054 1090,-25056 1091,-25059 1099,-25063 1104,-25066 1105,-25068 1104,-25072 1107,-25075 1107,-25077 1109,-25081 1112,-25084 1113,-25086 1114,-25090 1120,-25093 1121,-25096 1122,-25099 1127,-25102 1125,-25106 1121,-25108 1122,-25111 1126,-25115 1124,-25117 1125,-25120 1127,-25124 1129,-25126 1130,-25129 1129,-25133 1131,-25135 1131,-25138 1130,-25142 1134,-25144 1139,-25147 1137,-25151 1135,-25154 1132,-25156 1131,-25160 1134,-25163 1139,-25165 1137,-25169 1139,-25172 1141,-25174 1139,-25178 1144,-25181 1145,-25184 1151,-25187 1149,-25190 1152,-25194 1155,-25196 1154,-25199 1153,-25203 1152,-25205 1158,-25208 1159,-25212 1156,-25214 1160,-25217 1158,-25221 1160,-25223 1160,-25227 1164,-25230 1172,-25233 1173,-25236 1173,-25239 1176,-25242 1173,-25245 1176,-25248 1175,-25251 1174,-25254 1172,-25257 1182,-25260 1182,-25263 1183,-25266 1187,-25270 1186,-25273 1189,-25275 1186,-25278 1186,-25282 1188,-25284 1189,-25287 1189,-25291 1189,-25293 1193,-25296 1185,-25300 1189,-25302 1187,-25306 1183,-25309 1182,-25312 1182,-25315 1179,-25318 1183,-25321 1183,-25324 1187,-25327 1191,-25330 1189,-25333 1183,-25336 1182,-25339 1183,-25342 1181,-25345 1183,-25348 1182,-25352 1191,-25354 1195,-25358 1196,-25361 1197,-25363 1198,-25367 1194,-25370 1192,-25372 1198,-25376 1191,-25379 1194,-25381 1193,-25385 1189,-25388 1188,-25391 1190,-25394 1188,-25397 1191,-25401 1199,-25403 1189,-25406 1194,-25410 1190,-25412 1187,-25415 1184,-25419 1187,-25421 1185,-25424 1188,-25428 1187,-25431 1188,-25433 1184,-25437 1190,-25440 1190,-25442 1191,-25446 1192,-25449 1193,-25451 1202,-25455 1202,-25458 1204,-25460 1212,-25464 1211,-25467 1212,-25469 1212,-25473 1207,-25476 1197,-25479 1204,-25482 1204,-25485 1210,-25489 1212,-25491 1214,-25494 1210,-25498 1206,-25500 1205,-25503 1201,-25507 1198,-25509 1202,-25512 1199,-25516 1204,-25519 1207,-25521 1205,-25525 1204,-25528 1200,-25530 1194,-25534 1201,-25537 1200,-25539 1208,-25543 1205,-25546 1206,-25549 1208,-25552 1207,-25555 1209,-25559 1218,-25561 1220,-25564 1214,-25568 1215,-25570 1217,-25573 1225,-25577 1225,-25579 1231,-25582 1235,-25586 1232,-25588 1230,-25591 1227,-25595 1228,-25598 1229,-25600 1235,-25604 1240,-25607 1245,-25609 1242,-25613 1245,-25616 1242,-25618 1247,-25622 1248,-25625 1249,-25627 1250,-25631 1251,-25634 1239,-25638 1239,-25640 1251,-25643 1250,-25647 1250,-25649 1249,-25652 1249,-25655">
            <text:p/>
          </draw:polyline>
          <draw:polyline draw:style-name="gr9" draw:text-style-name="P1" draw:layer="layout" svg:width="3.388cm" svg:height="1.629cm" svg:x="9.45cm" svg:y="0.82cm" svg:viewBox="0 0 3389 1630" draw:points="0,0 0,1630 3389,1630">
            <text:p/>
          </draw:polyline>
          <draw:g>
            <draw:polyline draw:style-name="gr10" draw:text-style-name="P1" draw:layer="layout" svg:width="3.388cm" svg:height="1.629cm" svg:x="9.466cm" svg:y="2.95cm" svg:viewBox="0 0 3389 1630" draw:points="0,0 0,1630 3389,1630">
              <text:p/>
            </draw:polyline>
            <draw:polyline draw:style-name="gr8" draw:text-style-name="P1" draw:layer="layout" svg:width="1.367cm" svg:height="3.405cm" draw:transform="rotate (-1.5667820695162) translate (12.851cm 3.127cm)" svg:viewBox="0 0 1368 3406" draw:points="1264,-22271 1311,-22325 1297,-22329 1295,-22332 1307,-22336 1312,-22338 1310,-22341 1308,-22345 1321,-22347 1337,-22350 1357,-22354 1357,-22356 1368,-22359 1357,-22363 1342,-22365 1347,-22368 1347,-22372 1341,-22375 1360,-22377 1342,-22381 1313,-22384 1299,-22386 1270,-22390 1255,-22393 1248,-22396 1254,-22399 1247,-22402 1253,-22405 1249,-22408 1240,-22411 1236,-22415 1228,-22417 1211,-22420 1192,-22425 1167,-22427 1169,-22430 1169,-22434 1159,-22436 1169,-22439 1173,-22443 1167,-22445 1161,-22448 1169,-22452 1170,-22455 1174,-22457 1194,-22461 1206,-22463 1227,-22465 1236,-22469 1231,-22472 1222,-22474 1224,-22478 1228,-22481 1226,-22484 1220,-22487 1224,-22490 1223,-22494 1230,-22496 1243,-22499 1271,-22503 1256,-22505 1258,-22508 1263,-22512 1256,-22514 1256,-22517 1267,-22521 1256,-22523 1253,-22527 1232,-22530 1226,-22533 1213,-22536 1196,-22540 1191,-22543 1199,-22546 1202,-22548 1210,-22551 1210,-22554 1206,-22557 1211,-22560 1225,-22563 1204,-22566 1203,-22569 1201,-22573 1187,-22576 1178,-22579 1176,-22583 1169,-22585 1166,-22588 1159,-22592 1149,-22594 1142,-22597 1157,-22601 1153,-22603 1166,-22606 1162,-22610 1157,-22613 1175,-22616 1177,-22619 1171,-22622 1169,-22625 1167,-22628 1159,-22631 1153,-22634 1143,-22637 1134,-22640 1142,-22643 1148,-22646 1151,-22649 1156,-22652 1160,-22655 1174,-22659 1167,-22662 1172,-22664 1175,-22668 1187,-22671 1191,-22673 1173,-22677 1181,-22680 1175,-22682 1179,-22686 1197,-22689 1197,-22691 1192,-22695 1193,-22698 1192,-22702 1178,-22704 1176,-22707 1179,-22711 1183,-22713 1190,-22716 1197,-22719 1185,-22722 1187,-22725 1204,-22727 1201,-22730 1195,-22734 1197,-22738 1201,-22740 1209,-22742 1200,-22747 1199,-22750 1210,-22751 1193,-22756 1199,-22759 1209,-22760 1199,-22765 1189,-22768 1187,-22770 1188,-22774 1198,-22777 1210,-22779 1220,-22782 1223,-22785 1235,-22789 1229,-22791 1224,-22794 1222,-22798 1213,-22800 1210,-22803 1216,-22807 1218,-22809 1225,-22812 1222,-22816 1211,-22819 1218,-22821 1217,-22825 1210,-22828 1220,-22830 1216,-22834 1213,-22837 1196,-22840 1194,-22844 1195,-22847 1194,-22849 1192,-22853 1197,-22856 1201,-22859 1182,-22862 1163,-22865 1166,-22869 1166,-22871 1159,-22874 1168,-22878 1164,-22880 1164,-22883 1161,-22887 1154,-22889 1158,-22892 1165,-22896 1167,-22899 1167,-22901 1171,-22905 1167,-22908 1169,-22910 1164,-22914 1174,-22917 1179,-22919 1188,-22923 1191,-22926 1178,-22928 1170,-22932 1158,-22935 1159,-22939 1162,-22941 1162,-22944 1163,-22948 1184,-22950 1187,-22953 1191,-22957 1194,-22959 1193,-22962 1207,-22965 1204,-22967 1202,-22970 1205,-22974 1202,-22977 1199,-22981 1213,-22983 1208,-22986 1205,-22989 1216,-22992 1221,-22995 1213,-22998 1184,-23002 1198,-23005 1206,-23007 1211,-23010 1237,-23013 1259,-23015 1259,-23019 1237,-23022 1218,-23026 1215,-23028 1217,-23031 1206,-23035 1214,-23037 1197,-23041 1195,-23045 1187,-23047 1188,-23050 1185,-23054 1191,-23056 1166,-23059 1166,-23063 1176,-23066 1177,-23069 1173,-23072 1174,-23075 1201,-23077 1196,-23081 1188,-23084 1184,-23087 1183,-23090 1177,-23093 1183,-23096 1203,-23098 1197,-23102 1195,-23106 1196,-23108 1209,-23111 1203,-23114 1213,-23116 1220,-23120 1230,-23123 1220,-23125 1223,-23129 1218,-23132 1236,-23134 1237,-23138 1222,-23141 1218,-23144 1220,-23147 1217,-23150 1220,-23153 1216,-23156 1221,-23159 1223,-23162 1212,-23165 1219,-23168 1216,-23171 1217,-23174 1236,-23177 1229,-23180 1218,-23184 1215,-23186 1202,-23189 1202,-23193 1201,-23196 1195,-23200 1193,-23203 1200,-23205 1204,-23208 1206,-23211 1213,-23213 1213,-23217 1216,-23220 1199,-23224 1197,-23227 1191,-23230 1202,-23232 1204,-23235 1205,-23238 1216,-23242 1216,-23244 1203,-23247 1198,-23252 1192,-23254 1194,-23257 1195,-23261 1193,-23264 1190,-23266 1175,-23270 1173,-23273 1181,-23275 1184,-23279 1181,-23282 1180,-23284 1170,-23288 1157,-23291 1159,-23293 1152,-23297 1153,-23300 1159,-23303 1160,-23306 1155,-23309 1158,-23312 1166,-23315 1160,-23318 1160,-23321 1174,-23324 1177,-23327 1185,-23331 1164,-23333 1161,-23336 1152,-23340 1148,-23343 1169,-23345 1172,-23349 1154,-23352 1162,-23354 1156,-23358 1153,-23361 1154,-23363 1160,-23367 1167,-23370 1171,-23372 1181,-23376 1177,-23379 1169,-23381 1173,-23385 1167,-23388 1166,-23392 1171,-23394 1148,-23397 1143,-23401 1143,-23403 1143,-23406 1155,-23410 1153,-23412 1140,-23415 1163,-23419 1159,-23421 1148,-23424 1157,-23428 1158,-23431 1157,-23433 1165,-23437 1182,-23440 1176,-23442 1165,-23446 1166,-23449 1173,-23451 1173,-23455 1177,-23458 1171,-23460 1171,-23464 1170,-23467 1154,-23471 1172,-23473 1180,-23476 1174,-23480 1176,-23482 1188,-23485 1171,-23489 1175,-23491 1177,-23494 1180,-23498 1190,-23500 1185,-23503 1165,-23507 1173,-23510 1177,-23512 1164,-23516 1172,-23519 1185,-23521 1184,-23525 1176,-23528 1174,-23531 1183,-23534 1183,-23537 1168,-23540 1151,-23543 1154,-23546 1147,-23550 1138,-23552 1138,-23555 1125,-23559 1118,-23561 1133,-23564 1146,-23568 1126,-23570 1118,-23573 1109,-23577 1121,-23579 1126,-23582 1127,-23586 1121,-23589 1126,-23591 1122,-23595 1117,-23598 1114,-23600 1106,-23604 1107,-23607 1103,-23610 1102,-23613 1109,-23616 1123,-23619 1132,-23622 1137,-23625 1144,-23629 1140,-23631 1150,-23634 1151,-23638 1157,-23640 1147,-23643 1166,-23647 1162,-23649 1161,-23652 1160,-23656 1162,-23658 1159,-23662 1166,-23665 1167,-23668 1169,-23671 1176,-23674 1176,-23677 1188,-23680 1194,-23683 1185,-23686 1186,-23689 1189,-23692 1175,-23695 1158,-23698 1144,-23701 1119,-23705 1104,-23708 1079,-23710 1047,-23714 992,-23717 940,-23720 865,-23724 761,-23727 456,-23730 426,-23734 420,-23738 406,-23740 329,-23744 308,-23747 292,-23749 255,-23753 239,-23756 218,-23759 169,-23763 109,-23760 89,-23762 63,-23764 25,-23769 47,-23778 44,-23780 35,-23783 24,-23787 22,-23790 21,-23792 11,-23794 12,-23799 14,-23801 23,-23803 11,-23806 18,-23808 20,-23812 3,-23815 11,-23817 13,-23821 18,-23824 18,-23830 45,-23832 3,-23843 21,-23847 13,-23859 23,-23862 25,-23881 137,-23877 145,-23876 148,-23879 227,-23880 230,-23884 237,-23887 263,-23889 324,-23893 344,-23896 357,-23898 687,-23902 694,-23905 702,-23907 706,-23910 707,-23913 708,-23917 707,-23919 705,-23922 700,-23927 694,-23929 687,-23932 677,-23936 666,-23938 651,-23941 635,-23945 613,-23947 389,-23950 369,-23954 337,-23957 253,-23959 227,-23963 229,-23966 212,-23968 135,-23973 130,-23976 127,-23978 96,-23975 63,-23978 53,-23981 51,-23984 28,-23987 48,-23986 41,-23988 29,-23991 29,-23995 27,-23997 21,-24000 22,-24004 21,-24006 18,-24009 24,-24008 32,-24017 35,-24020 37,-24024 41,-24027 32,-24041 30,-24045 35,-24048 30,-24055 33,-24059 35,-24062 27,-24069 64,-24078 76,-24081 78,-24083 109,-24087 125,-24090 139,-24093 374,-24099 394,-24103 396,-24105 430,-24108 605,-24111 676,-24113 728,-24116 773,-24119 807,-24122 836,-24125 863,-24128 890,-24131 907,-24134 920,-24137 935,-24140 942,-24143 945,-24146 950,-24149 955,-24151 951,-24155 949,-24158 947,-24162 945,-24164 945,-24167 933,-24171 929,-24173 982,-24180 966,-24184 952,-24187 942,-24190 962,-24254 980,-24256 955,-24269 969,-24273 999,-24276 1031,-24279 1041,-24282 1057,-24305 1052,-24328 963,-24348 749,-24353 420,-24358 368,-24361 323,-24364 243,-24367 226,-24370 215,-24373 164,-24377 122,-24381 109,-24383 104,-24386 54,-24390 41,-24392 30,-24395 31,-24399 23,-24402 23,-24404 19,-24408 13,-24411 10,-24413 51,-24407 22,-24410 33,-24412 31,-24416 30,-24419 12,-24421 28,-24425 31,-24428 31,-24430 26,-24434 28,-24437 29,-24441 49,-24443 0,-24456 6,-24459 7,-24462 7,-24470 17,-24474 29,-24476 20,-24482 29,-24486 28,-24488 32,-24491 39,-24495 42,-24498 52,-24500 186,-24496 216,-24498 221,-24500 226,-24504 635,-24507 662,-24509 679,-24513 725,-24515 735,-24517 742,-24521 750,-24524 739,-24528 737,-24530 734,-24533 731,-24537 726,-24539 720,-24542 713,-24546 704,-24549 694,-24552 680,-24556 664,-24558 637,-24561 210,-24565 203,-24569 205,-24571 197,-24575 163,-24578 164,-24580 165,-24584 142,-24587 137,-24589 128,-24593 101,-24596 65,-24598 60,-24602 60,-24605 23,-24609 23,-24611 43,-24614 20,-24618 43,-24610 39,-24613 39,-24617 34,-24619 26,-24622 19,-24626 48,-24625 57,-24628 52,-24632 39,-24635 22,-24637 25,-24641 42,-24644 18,-24647 22,-24650 23,-24653 27,-24656 37,-24659 29,-24662 33,-24665 34,-24668 56,-24671 57,-24675 61,-24677 34,-24683 31,-24687 37,-24689 38,-24693 28,-24706 43,-24708 34,-24712 72,-24715 107,-24717 123,-24721 158,-24724 229,-24726 263,-24729 301,-24732 539,-24734 619,-24737 634,-24740 633,-24743 626,-24746 625,-24749 625,-24752 628,-24755 631,-24758 636,-24761 640,-24765 644,-24767 647,-24770 652,-24774 658,-24776 660,-24779 664,-24783 670,-24785 673,-24789 676,-24792 681,-24794 688,-24798 691,-24801 693,-24803 697,-24807 700,-24810 706,-24813 712,-24815 712,-24818 716,-24821 721,-24824 724,-24827 727,-24831 731,-24833 732,-24836 733,-24840 734,-24842 738,-24845 742,-24849 746,-24852 751,-24854 754,-24858 757,-24861 762,-24863 763,-24867 767,-24870 768,-24872 773,-24876 782,-24879 785,-24881 789,-24885 791,-24888 791,-24891 796,-24894 799,-24897 799,-24900 803,-24903 806,-24906 808,-24909 814,-24912 819,-24915 825,-24919 835,-24921 839,-24924 841,-24928 844,-24931 845,-24933 847,-24937 850,-24940 857,-24942 861,-24946 867,-24949 866,-24951 863,-24955 867,-24958 869,-24960 868,-24964 878,-24967 877,-24971 880,-24973 882,-24976 884,-24980 885,-24982 886,-24985 885,-24989 891,-24991 894,-24994 887,-24998 885,-25000 887,-25003 887,-25007 889,-25010 885,-25012 887,-25016 888,-25019 887,-25021 886,-25025 888,-25028 893,-25030 892,-25034 894,-25037 895,-25039 899,-25043 907,-25046 907,-25050 916,-25052 919,-25055 923,-25059 924,-25061 929,-25064 929,-25068 931,-25070 932,-25073 933,-25077 935,-25079 938,-25082 941,-25086 950,-25089 949,-25091 947,-25095 956,-25097 957,-25099 963,-25103 962,-25106 967,-25108 977,-25112 976,-25115 973,-25118 968,-25121 971,-25124 968,-25128 966,-25130 967,-25133 971,-25137 972,-25139 972,-25142 976,-25146 981,-25148 984,-25151 985,-25155 985,-25157 987,-25160 991,-25164 991,-25166 998,-25169 995,-25173 991,-25176 991,-25178 990,-25182 994,-25185 985,-25187 994,-25191 993,-25194 992,-25196 990,-25200 988,-25203 993,-25206 987,-25209 987,-25212 985,-25216 983,-25218 986,-25221 989,-25225 994,-25227 997,-25230 1002,-25234 1004,-25236 1001,-25239 1006,-25243 1008,-25245 1007,-25249 1015,-25252 1014,-25255 1021,-25258 1025,-25261 1032,-25264 1030,-25267 1033,-25270 1033,-25273 1030,-25276 1033,-25279 1035,-25282 1042,-25285 1043,-25288 1046,-25292 1049,-25295 1041,-25297 1030,-25300 1028,-25304 1031,-25306 1030,-25309 1031,-25313 1032,-25315 1026,-25318 1027,-25322 1032,-25324 1035,-25328 1036,-25331 1034,-25334 1032,-25337 1028,-25340 1030,-25343 1039,-25346 1048,-25349 1055,-25352 1055,-25355 1053,-25358 1063,-25361 1056,-25364 1057,-25367 1063,-25370 1066,-25374 1068,-25376 1065,-25380 1063,-25383 1060,-25385 1062,-25389 1065,-25392 1071,-25394 1073,-25398 1071,-25401 1071,-25403 1077,-25407 1079,-25410 1077,-25413 1074,-25416 1083,-25419 1078,-25423 1076,-25425 1083,-25428 1086,-25432 1087,-25434 1075,-25437 1092,-25441 1099,-25443 1095,-25446 1098,-25450 1110,-25453 1121,-25455 1128,-25459 1132,-25462 1139,-25464 1144,-25468 1150,-25471 1146,-25473 1153,-25477 1153,-25480 1141,-25482 1139,-25486 1137,-25489 1144,-25491 1134,-25495 1132,-25498 1135,-25501 1134,-25504 1137,-25507 1142,-25511 1148,-25513 1151,-25516 1149,-25520 1156,-25522 1154,-25525 1156,-25529 1158,-25531 1155,-25534 1154,-25538 1149,-25541 1154,-25543 1149,-25547 1155,-25550 1148,-25552 1151,-25556 1143,-25559 1144,-25561 1145,-25565 1152,-25568 1146,-25571 1144,-25574 1138,-25577 1122,-25581 1113,-25583 1108,-25586 1109,-25590 1106,-25592 1102,-25595 1101,-25599 1102,-25601 1105,-25604 1102,-25608 1106,-25610 1109,-25613 1101,-25617 1097,-25620 1101,-25622 1097,-25626 1099,-25629 1096,-25631 1108,-25635 1105,-25638 1105,-25640 1098,-25644 1111,-25647 1120,-25649 1127,-25653 1134,-25656 1138,-25660 1143,-25662 1146,-25665 1141,-25669 1141,-25671 1142,-25674 1141,-25677">
              <text:p/>
            </draw:polyline>
            <draw:polyline draw:style-name="gr9" draw:text-style-name="P1" draw:layer="layout" svg:width="3.388cm" svg:height="1.629cm" svg:x="9.466cm" svg:y="2.95cm" svg:viewBox="0 0 3389 1630" draw:points="0,0 0,1630 3389,1630">
              <text:p/>
            </draw:polyline>
          </draw:g>
          <draw:polyline draw:style-name="gr10" draw:text-style-name="P1" draw:layer="layout" svg:width="3.387cm" svg:height="1.629cm" svg:x="9.462cm" svg:y="5.05cm" svg:viewBox="0 0 3388 1630" draw:points="0,0 0,1630 3388,1630">
            <text:p/>
          </draw:polyline>
          <draw:polyline draw:style-name="gr8" draw:text-style-name="P1" draw:layer="layout" svg:width="1.3cm" svg:height="3.399cm" draw:transform="rotate (-1.5660839378154) translate (12.845cm 5.179cm)" svg:viewBox="0 0 1301 3400" draw:points="1255,-22241 1267,-22290 1262,-22294 1270,-22297 1265,-22300 1260,-22303 1262,-22306 1255,-22311 1255,-22313 1254,-22316 1251,-22320 1235,-22322 1247,-22325 1252,-22329 1256,-22330 1247,-22334 1251,-22338 1250,-22341 1251,-22343 1244,-22347 1242,-22350 1252,-22352 1251,-22356 1246,-22359 1249,-22361 1251,-22365 1243,-22368 1242,-22370 1238,-22374 1244,-22377 1245,-22381 1237,-22383 1251,-22386 1249,-22390 1254,-22392 1243,-22395 1252,-22399 1251,-22401 1248,-22404 1253,-22408 1262,-22409 1261,-22412 1261,-22416 1259,-22419 1261,-22421 1270,-22425 1268,-22428 1249,-22431 1252,-22435 1242,-22438 1249,-22440 1234,-22444 1235,-22447 1236,-22449 1233,-22453 1232,-22456 1232,-22460 1222,-22462 1230,-22465 1212,-22469 1224,-22471 1227,-22474 1231,-22478 1229,-22480 1219,-22483 1207,-22487 1216,-22489 1212,-22492 1211,-22496 1219,-22499 1223,-22501 1218,-22505 1226,-22508 1216,-22510 1219,-22514 1216,-22517 1233,-22520 1238,-22523 1240,-22526 1246,-22529 1251,-22532 1249,-22535 1249,-22539 1247,-22541 1257,-22543 1261,-22547 1250,-22550 1237,-22553 1229,-22557 1243,-22559 1259,-22561 1249,-22566 1261,-22567 1258,-22570 1259,-22574 1260,-22577 1270,-22579 1262,-22583 1274,-22586 1274,-22588 1283,-22592 1282,-22595 1276,-22597 1287,-22601 1274,-22604 1270,-22607 1279,-22610 1285,-22613 1273,-22616 1256,-22620 1247,-22623 1256,-22627 1267,-22628 1280,-22631 1283,-22635 1273,-22637 1276,-22640 1266,-22644 1258,-22646 1250,-22650 1244,-22654 1238,-22656 1247,-22660 1236,-22663 1229,-22666 1224,-22669 1216,-22672 1225,-22675 1216,-22678 1227,-22681 1225,-22684 1218,-22687 1210,-22690 1213,-22693 1225,-22696 1223,-22699 1220,-22702 1215,-22706 1205,-22708 1195,-22711 1200,-22715 1199,-22717 1185,-22720 1194,-22724 1195,-22726 1198,-22729 1196,-22733 1203,-22735 1210,-22738 1218,-22742 1220,-22745 1228,-22748 1215,-22751 1216,-22754 1204,-22757 1206,-22760 1200,-22763 1203,-22766 1207,-22769 1211,-22772 1220,-22775 1223,-22778 1224,-22781 1231,-22785 1224,-22787 1214,-22791 1212,-22794 1229,-22796 1224,-22800 1220,-22803 1210,-22805 1219,-22809 1213,-22812 1211,-22814 1213,-22818 1207,-22821 1206,-22824 1217,-22827 1219,-22830 1223,-22833 1216,-22836 1218,-22839 1221,-22843 1216,-22845 1215,-22848 1206,-22851 1201,-22854 1204,-22857 1201,-22860 1213,-22864 1211,-22866 1219,-22869 1213,-22873 1216,-22875 1221,-22878 1233,-22882 1223,-22884 1228,-22888 1224,-22891 1220,-22893 1234,-22897 1238,-22900 1238,-22903 1238,-22906 1239,-22909 1243,-22912 1257,-22915 1262,-22917 1270,-22920 1273,-22923 1287,-22926 1301,-22930 1289,-22932 1281,-22935 1271,-22939 1270,-22942 1261,-22944 1259,-22948 1254,-22952 1250,-22954 1244,-22958 1244,-22961 1248,-22963 1253,-22967 1250,-22970 1232,-22972 1240,-22976 1230,-22979 1226,-22981 1219,-22985 1224,-22988 1220,-22992 1211,-22994 1200,-22997 1195,-23001 1189,-23003 1177,-23006 1181,-23010 1178,-23012 1185,-23015 1188,-23019 1188,-23021 1199,-23024 1196,-23028 1194,-23031 1182,-23033 1179,-23037 1167,-23040 1161,-23042 1152,-23046 1161,-23049 1159,-23051 1164,-23055 1171,-23058 1170,-23060 1164,-23064 1165,-23067 1175,-23071 1179,-23073 1177,-23076 1166,-23080 1177,-23082 1177,-23085 1193,-23089 1177,-23091 1184,-23094 1186,-23098 1190,-23100 1190,-23103 1191,-23107 1199,-23110 1202,-23112 1209,-23116 1227,-23119 1214,-23121 1219,-23125 1217,-23128 1219,-23130 1208,-23134 1209,-23137 1217,-23140 1207,-23143 1192,-23146 1184,-23150 1164,-23152 1175,-23155 1162,-23159 1152,-23161 1148,-23164 1155,-23168 1156,-23170 1142,-23173 1131,-23177 1131,-23179 1130,-23182 1133,-23186 1130,-23189 1124,-23191 1123,-23195 1143,-23198 1137,-23200 1112,-23204 1107,-23207 1109,-23209 1104,-23213 1101,-23216 1104,-23218 1113,-23222 1113,-23225 1134,-23229 1132,-23231 1145,-23234 1159,-23238 1153,-23240 1153,-23243 1147,-23247 1158,-23249 1161,-23252 1154,-23256 1150,-23258 1144,-23261 1141,-23265 1132,-23268 1123,-23270 1120,-23274 1126,-23277 1151,-23280 1156,-23283 1152,-23286 1161,-23289 1158,-23292 1151,-23295 1135,-23298 1133,-23301 1122,-23304 1106,-23308 1101,-23310 1092,-23313 1095,-23317 1101,-23319 1098,-23322 1094,-23326 1095,-23328 1094,-23331 1095,-23335 1093,-23337 1096,-23340 1100,-23344 1099,-23346 1097,-23349 1087,-23353 1081,-23356 1075,-23358 1069,-23362 1068,-23365 1065,-23368 1064,-23371 1067,-23374 1071,-23377 1075,-23380 1081,-23383 1075,-23386 1079,-23389 1071,-23392 1067,-23396 1066,-23398 1065,-23401 1062,-23405 1062,-23407 1057,-23410 1060,-23414 1059,-23416 1064,-23420 1063,-23423 1060,-23425 1059,-23429 1061,-23432 1059,-23435 1065,-23438 1061,-23441 1058,-23444 1057,-23447 1059,-23450 1054,-23453 1048,-23456 1046,-23459 1044,-23463 1044,-23466 1044,-23469 1040,-23472 1036,-23476 1033,-23478 1032,-23481 1033,-23485 1034,-23487 1027,-23490 1026,-23494 1021,-23496 1019,-23499 1020,-23503 1018,-23505 1014,-23509 1014,-23512 1008,-23515 1010,-23518 1011,-23521 1012,-23524 1007,-23527 1006,-23530 1011,-23533 1009,-23536 1012,-23539 1009,-23542 1009,-23545 1006,-23548 1007,-23551 1006,-23555 1003,-23557 1000,-23561 998,-23564 998,-23566 993,-23570 991,-23573 989,-23575 986,-23579 982,-23582 978,-23584 973,-23588 968,-23591 963,-23594 958,-23597 956,-23600 954,-23603 952,-23606 945,-23609 942,-23612 935,-23615 929,-23618 919,-23621 919,-23624 915,-23627 911,-23630 908,-23634 907,-23636 904,-23639 899,-23643 893,-23645 887,-23649 880,-23652 873,-23654 867,-23658 862,-23661 857,-23663 853,-23667 846,-23670 842,-23673 836,-23676 826,-23680 818,-23683 816,-23686 810,-23689 805,-23693 799,-23695 796,-23698 786,-23702 778,-23704 769,-23707 760,-23711 748,-23713 738,-23716 728,-23720 719,-23723 710,-23725 700,-23729 691,-23732 683,-23734 674,-23738 665,-23741 656,-23743 649,-23747 640,-23750 633,-23752 627,-23756 619,-23760 609,-23763 601,-23766 593,-23769 583,-23772 573,-23775 562,-23778 551,-23781 538,-23784 521,-23787 502,-23791 478,-23793 443,-23796 367,-23801 309,-23804 304,-23806 294,-23810 195,-23814 179,-23816 166,-23820 24,-23815 18,-23817 20,-23821 19,-23824 18,-23826 18,-23830 16,-23833 13,-23837 14,-23839 13,-23848 7,-23855 20,-23858 16,-23861 15,-23865 19,-23865 19,-23868 19,-23872 18,-23874 30,-23877 17,-23883 13,-23879 8,-23889 8,-23895 7,-23904 12,-23904 17,-23908 16,-23911 13,-23913 12,-23917 11,-23920 11,-23922 12,-23926 11,-23935 13,-23939 18,-23941 32,-23944 139,-23946 148,-23948 152,-23951 203,-23950 209,-23952 216,-23955 234,-23959 242,-23961 243,-23964 245,-23960 269,-23962 284,-23964 308,-23968 457,-23970 544,-23972 589,-23976 619,-23979 642,-23980 659,-23984 672,-23987 685,-23989 693,-23993 700,-23996 708,-24000 711,-24002 713,-24005 716,-24009 720,-24011 722,-24014 724,-24018 726,-24020 727,-24023 726,-24027 724,-24029 723,-24032 721,-24036 718,-24038 716,-24041 712,-24045 710,-24048 706,-24050 706,-24054 708,-24057 711,-24059 715,-24063 720,-24066 728,-24068 738,-24072 746,-24075 754,-24077 760,-24081 766,-24084 769,-24088 773,-24090 773,-24093 772,-24097 771,-24099 770,-24102 769,-24106 768,-24108 768,-24111 767,-24115 767,-24117 768,-24120 766,-24124 768,-24127 766,-24129 763,-24133 759,-24136 756,-24139 751,-24142 744,-24145 735,-24148 728,-24151 722,-24154 719,-24157 716,-24160 714,-24163 713,-24167 714,-24169 714,-24172 716,-24176 719,-24178 723,-24182 725,-24185 728,-24187 731,-24191 734,-24194 737,-24196 740,-24200 741,-24203 743,-24206 746,-24208 748,-24212 748,-24215 749,-24217 750,-24221 752,-24224 753,-24227 756,-24230 760,-24233 763,-24236 768,-24239 775,-24242 794,-24268 811,-24298 823,-24320 823,-24340 817,-24356 826,-24363 832,-24373 822,-24376 811,-24379 802,-24382 794,-24385 787,-24388 782,-24391 777,-24394 772,-24397 767,-24400 765,-24403 762,-24406 762,-24410 760,-24413 765,-24415 768,-24419 767,-24422 426,-24425 410,-24430 383,-24433 301,-24435 243,-24439 222,-24442 210,-24444 152,-24449 137,-24452 120,-24455 81,-24458 39,-24455 34,-24459 31,-24461 13,-24464 11,-24468 10,-24470 21,-24479 13,-24483 3,-24485 17,-24491 31,-24497 29,-24500 26,-24502 0,-24506 22,-24509 22,-24511 10,-24515 13,-24518 22,-24520 8,-24527 22,-24527 15,-24527 21,-24531 13,-24537 18,-24534 19,-24540 23,-24543 20,-24551 19,-24556 20,-24559 21,-24563 29,-24565 39,-24568 88,-24568 126,-24571 143,-24572 151,-24570 167,-24574 244,-24575 250,-24579 256,-24582 325,-24584 396,-24588 435,-24590 469,-24592 533,-24596 550,-24599 567,-24601 583,-24605 596,-24608 610,-24612 624,-24614 633,-24616 643,-24620 653,-24622 657,-24625 664,-24629 669,-24631 671,-24634 674,-24638 675,-24640 675,-24643 670,-24647 667,-24650 663,-24652 663,-24656 661,-24659 660,-24661 660,-24665 658,-24668 658,-24670 659,-24674 660,-24677 660,-24679 662,-24683 663,-24686 665,-24690 668,-24692 671,-24695 673,-24699 676,-24701 680,-24704 683,-24708 687,-24710 691,-24713 695,-24717 700,-24719 706,-24722 711,-24726 717,-24729 723,-24731 728,-24735 733,-24738 737,-24740 742,-24744 746,-24747 750,-24749 754,-24753 759,-24756 765,-24759 768,-24762 772,-24765 776,-24768 779,-24771 783,-24774 785,-24778 788,-24780 792,-24783 796,-24787 799,-24789 804,-24792 807,-24796 810,-24798 813,-24801 816,-24805 817,-24807 819,-24810 823,-24814 825,-24817 827,-24819 829,-24823 833,-24826 836,-24828 839,-24831 840,-24834 843,-24836 845,-24840 847,-24843 851,-24846 853,-24849 855,-24852 857,-24856 860,-24858 862,-24861 864,-24865 866,-24867 865,-24870 869,-24874 871,-24876 869,-24879 873,-24883 877,-24885 879,-24888 881,-24892 884,-24895 886,-24898 888,-24901 889,-24904 891,-24907 895,-24910 897,-24913 898,-24916 900,-24919 901,-24922 902,-24925 905,-24928 907,-24931 908,-24935 910,-24937 914,-24940 917,-24944 922,-24946 925,-24949 927,-24953 930,-24955 931,-24958 931,-24962 933,-24964 935,-24967 936,-24971 938,-24974 941,-24976 943,-24980 941,-24983 936,-24986 937,-24989 939,-24992 942,-24995 941,-24998 941,-25001 941,-25004 942,-25007 943,-25010 943,-25014 940,-25016 944,-25019 947,-25023 945,-25025 951,-25028 956,-25032 960,-25034 967,-25038 966,-25041 968,-25043 965,-25047 963,-25050 961,-25053 960,-25056 969,-25059 975,-25062 976,-25065 977,-25068 978,-25071 980,-25074 979,-25077 987,-25081 987,-25083 989,-25086 983,-25090 989,-25093 987,-25095 983,-25098 978,-25102 977,-25104 978,-25107 970,-25111 969,-25113 973,-25116 977,-25120 976,-25122 980,-25126 980,-25129 978,-25131 977,-25135 981,-25138 987,-25141 981,-25144 979,-25147 981,-25150 985,-25153 983,-25156 987,-25159 987,-25162 1001,-25165 1002,-25169 1000,-25171 1010,-25174 1017,-25178 1013,-25181 1013,-25183 1021,-25187 1016,-25190 1014,-25192 1006,-25196 1014,-25199 1016,-25201 1020,-25205 1030,-25208 1025,-25210 1017,-25214 1019,-25217 1031,-25221 1038,-25223 1038,-25226 1039,-25230 1041,-25232 1035,-25235 1041,-25239 1038,-25241 1043,-25244 1038,-25248 1029,-25250 1037,-25253 1041,-25257 1038,-25260 1040,-25262 1045,-25266 1046,-25269 1058,-25270 1059,-25274 1064,-25277 1063,-25279 1067,-25283 1071,-25286 1074,-25288 1067,-25292 1069,-25295 1057,-25298 1059,-25301 1055,-25304 1047,-25309 1055,-25310 1054,-25313 1056,-25317 1054,-25319 1061,-25322 1065,-25326 1054,-25328 1047,-25332 1051,-25335 1053,-25338 1053,-25340 1053,-25344 1049,-25348 1052,-25349 1049,-25354 1052,-25356 1050,-25359 1049,-25363 1053,-25365 1055,-25367 1056,-25371 1066,-25374 1065,-25378 1072,-25380 1076,-25383 1077,-25387 1074,-25389 1071,-25392 1067,-25396 1074,-25398 1068,-25401 1077,-25405 1084,-25407 1085,-25410 1092,-25414 1092,-25417 1095,-25419 1097,-25423 1096,-25426 1095,-25428 1096,-25432 1097,-25435 1096,-25437 1095,-25441 1097,-25444 1098,-25446 1102,-25450 1108,-25453 1105,-25455 1110,-25459 1106,-25462 1117,-25466 1119,-25468 1120,-25471 1110,-25475 1115,-25477 1111,-25480 1111,-25484 1111,-25486 1104,-25489 1102,-25493 1104,-25495 1110,-25498 1108,-25502 1110,-25505 1107,-25507 1111,-25511 1115,-25514 1116,-25517 1113,-25520 1105,-25523 1103,-25526 1097,-25529 1101,-25532 1095,-25535 1099,-25538 1088,-25541 1085,-25545 1085,-25547 1087,-25550 1089,-25554 1094,-25556 1095,-25559 1095,-25563 1095,-25565 1100,-25568 1096,-25572 1094,-25574 1095,-25577 1093,-25581 1091,-25584 1086,-25586 1085,-25590 1082,-25593 1081,-25595 1089,-25599 1088,-25602 1088,-25604 1086,-25608 1083,-25611 1081,-25614 1085,-25617 1083,-25620 1083,-25624 1088,-25626 1084,-25629 1082,-25633 1080,-25635 1082,-25638 1084,-25641">
            <text:p/>
          </draw:polyline>
          <draw:polyline draw:style-name="gr9" draw:text-style-name="P1" draw:layer="layout" svg:width="3.387cm" svg:height="1.629cm" svg:x="9.462cm" svg:y="5.05cm" svg:viewBox="0 0 3388 1630" draw:points="0,0 0,1630 3388,1630">
            <text:p/>
          </draw:polyline>
          <draw:line draw:style-name="gr11" draw:text-style-name="P6" draw:layer="layout" svg:x1="0.4cm" svg:y1="2.65cm" svg:x2="8.1cm" svg:y2="2.65cm">
            <text:p/>
          </draw:line>
          <draw:line draw:style-name="gr11" draw:text-style-name="P6" draw:layer="layout" svg:x1="0.4cm" svg:y1="2.95cm" svg:x2="8.1cm" svg:y2="2.95cm">
            <text:p/>
          </draw:line>
          <draw:line draw:style-name="gr11" draw:text-style-name="P6" draw:layer="layout" svg:x1="0.4cm" svg:y1="3.9cm" svg:x2="8.1cm" svg:y2="3.9cm">
            <text:p/>
          </draw:line>
          <draw:line draw:style-name="gr11" draw:text-style-name="P6" draw:layer="layout" svg:x1="0.4cm" svg:y1="4.2cm" svg:x2="8.05cm" svg:y2="4.2cm">
            <text:p/>
          </draw:line>
          <draw:line draw:style-name="gr11" draw:text-style-name="P6" draw:layer="layout" svg:x1="0.4cm" svg:y1="4.55cm" svg:x2="8.05cm" svg:y2="4.55cm">
            <text:p/>
          </draw:line>
          <draw:line draw:style-name="gr11" draw:text-style-name="P6" draw:layer="layout" svg:x1="0.4cm" svg:y1="4.8cm" svg:x2="8.05cm" svg:y2="4.8cm">
            <text:p/>
          </draw:line>
          <draw:line draw:style-name="gr12" draw:text-style-name="P6" draw:layer="layout" svg:x1="8.1cm" svg:y1="2.6cm" svg:x2="9.5cm" svg:y2="0.6cm">
            <text:p/>
          </draw:line>
          <draw:line draw:style-name="gr12" draw:text-style-name="P6" draw:layer="layout" svg:x1="8.1cm" svg:y1="2.95cm" svg:x2="9.5cm" svg:y2="2.6cm">
            <text:p/>
          </draw:line>
          <draw:line draw:style-name="gr12" draw:text-style-name="P6" draw:layer="layout" svg:x1="8.1cm" svg:y1="3.9cm" svg:x2="9.5cm" svg:y2="2.8cm">
            <text:p/>
          </draw:line>
          <draw:line draw:style-name="gr12" draw:text-style-name="P6" draw:layer="layout" svg:x1="8.05cm" svg:y1="4.2cm" svg:x2="9.45cm" svg:y2="4.75cm">
            <text:p/>
          </draw:line>
          <draw:line draw:style-name="gr12" draw:text-style-name="P6" draw:layer="layout" svg:x1="8.05cm" svg:y1="4.55cm" svg:x2="9.45cm" svg:y2="4.95cm">
            <text:p/>
          </draw:line>
          <draw:line draw:style-name="gr12" draw:text-style-name="P6" draw:layer="layout" svg:x1="8.05cm" svg:y1="4.8cm" svg:x2="9.45cm" svg:y2="6.85cm">
            <text:p/>
          </draw:line>
          <draw:line draw:style-name="gr12" draw:text-style-name="P6" draw:layer="layout" svg:x1="9.45cm" svg:y1="0.65cm" svg:x2="17.25cm" svg:y2="0.65cm">
            <text:p/>
          </draw:line>
          <draw:line draw:style-name="gr12" draw:text-style-name="P6" draw:layer="layout" svg:x1="9.5cm" svg:y1="2.6cm" svg:x2="17.3cm" svg:y2="2.6cm">
            <text:p/>
          </draw:line>
          <draw:line draw:style-name="gr12" draw:text-style-name="P6" draw:layer="layout" svg:x1="9.5cm" svg:y1="2.8cm" svg:x2="17.3cm" svg:y2="2.8cm">
            <text:p/>
          </draw:line>
          <draw:line draw:style-name="gr12" draw:text-style-name="P6" draw:layer="layout" svg:x1="9.45cm" svg:y1="4.75cm" svg:x2="17.25cm" svg:y2="4.75cm">
            <text:p/>
          </draw:line>
          <draw:line draw:style-name="gr12" draw:text-style-name="P6" draw:layer="layout" svg:x1="9.5cm" svg:y1="4.95cm" svg:x2="17.3cm" svg:y2="4.95cm">
            <text:p/>
          </draw:line>
          <draw:line draw:style-name="gr12" draw:text-style-name="P6" draw:layer="layout" svg:x1="9.5cm" svg:y1="6.85cm" svg:x2="17.3cm" svg:y2="6.85cm">
            <text:p/>
          </draw:line>
          <draw:frame draw:style-name="gr13" draw:text-style-name="P7" draw:layer="layout" svg:width="2.019cm" svg:height="0.659cm" svg:x="10.323cm" svg:y="-0.05cm">
            <draw:text-box>
              <text:p text:style-name="P2"><text:span text:style-name="T3">Spectrum</text:span></text:p>
            </draw:text-box>
          </draw:frame>
          <draw:frame draw:style-name="gr13" draw:text-style-name="P7" draw:layer="layout" svg:width="1.604cm" svg:height="0.659cm" svg:x="14.589cm" svg:y="-0.05cm">
            <draw:text-box>
              <text:p text:style-name="P2"><text:span text:style-name="T3">Carrier</text:span></text:p>
            </draw:text-box>
          </draw:frame>
          <draw:g>
            <draw:polyline draw:style-name="gr14" draw:text-style-name="P1" draw:layer="layout" svg:width="3.363cm" svg:height="1.68cm" svg:x="13.625cm" svg:y="0.8cm" svg:viewBox="0 0 3364 1681" draw:points="0,0 0,1681 3364,1681">
              <text:p/>
            </draw:polyline>
            <draw:polyline draw:style-name="gr15" draw:text-style-name="P1" draw:layer="layout" svg:width="1.556cm" svg:height="3.351cm" draw:transform="rotate (-1.41982534649831) translate (16.8429999999984cm 0.467999999996578cm)" svg:viewBox="0 0 1557 3352" draw:points="490,-29832 528,-29833 680,-29817 771,-29810 757,-29819 691,-29837 678,-29846 720,-29847 723,-29855 628,-29876 518,-29900 544,-29903 751,-29878 978,-29852 977,-29859 684,-29912 320,-29976 248,-29992 593,-29946 1097,-29879 1288,-29857 946,-29918 332,-30016 8,-30074 306,-30034 983,-29938 1432,-29878 1236,-29915 548,-30027 0,-30118 100,-30111 748,-30019 1348,-29935 1347,-29943 767,-30038 182,-30136 119,-30153 607,-30086 1153,-30010 1233,-30005 817,-30076 352,-30153 306,-30167 678,-30117 1055,-30067 1050,-30076 682,-30139 377,-30194 462,-30187 856,-30136 1137,-30101 983,-30131 536,-30207 258,-30255 452,-30235 953,-30166 1270,-30124 1081,-30160 548,-30248 171,-30313 328,-30296 864,-30222 1295,-30164 1220,-30182 730,-30265 267,-30342 237,-30355 647,-30299 1122,-30235 1253,-30222 958,-30275 529,-30346 308,-30387 458,-30371 828,-30324 1102,-30289 1100,-30298 835,-30344 528,-30397 413,-30423 565,-30408 869,-30369 1094,-30341 1058,-30354 780,-30405 477,-30458 415,-30474 660,-30443 1010,-30399 1154,-30384 952,-30423 577,-30487 381,-30523 553,-30505 947,-30451 1178,-30425 1020,-30458 622,-30523 381,-30567 539,-30550 948,-30496 1199,-30465 1037,-30497 614,-30568 358,-30615 538,-30594 980,-30535 1248,-30502 1062,-30537 606,-30613 320,-30666 501,-30645 979,-30580 1281,-30541 1124,-30572 654,-30652 329,-30707 459,-30696 906,-30635 1235,-30591 1155,-30611 765,-30678 444,-30735 476,-30736 794,-30695 1085,-30659 1096,-30665 873,-30707 655,-30746 615,-30761 735,-30750 872,-30737 914,-30737 886,-30747 866,-30758 854,-30767 813,-30781 725,-30803 668,-30817 760,-30810 953,-30789 1087,-30776 1000,-30798 731,-30846 509,-30887 566,-30885 880,-30844 1173,-30808 1178,-30813 874,-30868 535,-30926 472,-30945 737,-30911 1079,-30866 1194,-30854 1003,-30891 693,-30947 559,-30974 682,-30962 919,-30934 1042,-30922 974,-30941 830,-30969 762,-30987 808,-30988 877,-30985 872,-30992 800,-31011 789,-31019 883,-31013 1010,-31001 1020,-31008 868,-31037 661,-31076 598,-31091 782,-31073 1069,-31037 1225,-31019 1079,-31049 740,-31106 480,-31154 530,-31155 870,-31110 1252,-31060 1334,-31054 1050,-31106 605,-31181 359,-31226 532,-31207 1004,-31142 1395,-31090 1383,-31099 954,-31171 454,-31254 299,-31284 629,-31243 1190,-31164 1497,-31126 1296,-31163 754,-31252 333,-31325 401,-31321 885,-31256 1362,-31191 1419,-31189 1027,-31257 550,-31337 415,-31363 719,-31325 1156,-31266 1319,-31249 1090,-31290 722,-31354 566,-31384 764,-31362 1078,-31321 1199,-31311 1005,-31348 720,-31399 643,-31417 858,-31392 1151,-31354 1215,-31354 970,-31396 651,-31453 575,-31471 827,-31440 1189,-31393 1320,-31381 1096,-31421 711,-31487 513,-31525 670,-31508 1044,-31459 1318,-31424 1275,-31438 955,-31495 634,-31550 562,-31569 774,-31544 1102,-31501 1288,-31480 1215,-31499 948,-31547 683,-31595 607,-31613 774,-31597 1066,-31558 1276,-31535 1244,-31546 989,-31592 688,-31645 587,-31669 765,-31648 1105,-31602 1325,-31577 1248,-31597 925,-31653 630,-31707 613,-31715 885,-31680 1211,-31640 1307,-31632 1102,-31671 796,-31724 661,-31753 809,-31738 1087,-31701 1224,-31688 1103,-31713 865,-31758 754,-31781 878,-31771 1104,-31744 1183,-31738 1028,-31771 802,-31811 736,-31830 934,-31807 1211,-31772 1286,-31768 1066,-31808 733,-31867 604,-31894 832,-31866 1224,-31815 1418,-31791 1230,-31827 814,-31897 545,-31946 665,-31936 1072,-31881 1401,-31839 1370,-31851 1024,-31911 680,-31970 628,-31985 887,-31955 1200,-31912 1311,-31905 1167,-31932 928,-31976 816,-32001 866,-32002 984,-31991 1055,-31986 1070,-31991 1080,-31997 1105,-32000 1078,-32013 960,-32037 814,-32068 801,-32076 1001,-32055 1276,-32019 1372,-32011 1155,-32052 771,-32117 570,-32156 765,-32135 1217,-32072 1525,-32033 1404,-32058 931,-32138 537,-32205 579,-32206 1024,-32145 1466,-32085 1509,-32086 1128,-32151 691,-32224 585,-32249 885,-32210 1288,-32158 1424,-32142 1217,-32182 886,-32240 750,-32268 891,-32255 1132,-32225 1238,-32216 1150,-32238 1002,-32266 947,-32283 1012,-32279 1084,-32275 1071,-32284 1017,-32301 1025,-32306 1111,-32301 1171,-32298 1105,-32316 952,-32348 880,-32367 996,-32356 1213,-32330 1307,-32323 1156,-32354 885,-32402 762,-32428 943,-32409 1271,-32364 1435,-32347 1248,-32382 869,-32448 661,-32487 852,-32467 1273,-32409 1527,-32377 1361,-32410 923,-32484 623,-32537 752,-32526 1189,-32466 1526,-32423 1452,-32440 1044,-32510 686,-32572 716,-32575 1075,-32528 1432,-32480 1454,-32484 1151,-32538 828,-32593 774,-32610 1021,-32580 1306,-32544 1369,-32542 1171,-32579 937,-32621 884,-32637 1055,-32618 1249,-32596 1278,-32599 1121,-32631 950,-32664 950,-32673 1120,-32652 1289,-32635 1284,-32643 1096,-32679 906,-32715 909,-32720 1113,-32697 1347,-32670 1375,-32672 1166,-32711 895,-32760 815,-32779 1016,-32756 1327,-32717 1469,-32703 1303,-32735 964,-32794 763,-32833 886,-32821 1239,-32774 1500,-32742 1424,-32761 1078,-32820 777,-32874 803,-32877 1147,-32831 1478,-32788 1491,-32794 1170,-32850 815,-32913 780,-32925 1089,-32886 1458,-32836 1523,-32834 1220,-32887 844,-32953 761,-32972 1056,-32936 1447,-32883 1555,-32872 1276,-32922 874,-32991 744,-33019 1011,-32986 1409,-32932 1557,-32916 1329,-32959 951,-33023 792,-33057 985,-33032 1323,-32990 1478,-32974 1327,-33004 1047,-33053 920,-33080 1061,-33065 1284,-33040 1351,-33037 1208,-33065 1042,-33097 1048,-33105 1228,-33083 1363,-33072 1289,-33089 1052,-33133 909,-33162 1046,-33149 1125,-33139">
              <text:p/>
            </draw:polyline>
            <draw:polyline draw:style-name="gr16" draw:text-style-name="P1" draw:layer="layout" svg:width="3.363cm" svg:height="1.68cm" svg:x="13.625cm" svg:y="0.8cm" svg:viewBox="0 0 3364 1681" draw:points="0,0 0,1681 3364,1681">
              <text:p/>
            </draw:polyline>
          </draw:g>
          <draw:g>
            <draw:polyline draw:style-name="gr14" draw:text-style-name="P1" draw:layer="layout" svg:width="3.362cm" svg:height="1.681cm" svg:x="13.637cm" svg:y="2.927cm" svg:viewBox="0 0 3363 1682" draw:points="0,0 0,1682 3363,1682">
              <text:p/>
            </draw:polyline>
            <draw:polyline draw:style-name="gr15" draw:text-style-name="P1" draw:layer="layout" svg:width="1.409cm" svg:height="3.358cm" draw:transform="skewX (0.0006981317007976) rotate (1.54758344774308) translate (13.624000000001cm 4.43300000000003cm)" svg:viewBox="0 0 1410 3359" draw:points="544,27447 721,27447 853,27446 791,27452 603,27460 528,27468 659,27469 814,27470 747,27477 488,27487 368,27494 607,27492 1010,27488 1126,27490 747,27502 249,27518 153,27525 573,27519 1056,27511 1090,27516 691,27530 346,27542 446,27544 822,27540 970,27541 685,27552 300,27564 312,27568 762,27563 1179,27557 1112,27564 623,27580 195,27595 219,27598 593,27593 916,27590 971,27593 843,27600 728,27606 658,27613 537,27621 384,27628 378,27633 634,27631 995,27626 1133,27628 905,27637 514,27651 284,27661 340,27664 561,27663 766,27663 905,27664 985,27667 953,27671 699,27682 307,27696 114,27707 369,27704 935,27695 1316,27690 1130,27698 554,27716 128,27731 252,27732 724,27726 1032,27721 903,27729 580,27742 463,27749 661,27747 872,27746 806,27753 543,27764 405,27772 574,27772 848,27771 911,27773 710,27781 508,27790 551,27796 776,27793 862,27795 679,27805 418,27816 404,27820 696,27817 1019,27815 1051,27818 752,27830 403,27843 277,27850 443,27849 724,27848 947,27846 1011,27848 910,27855 666,27866 366,27877 228,27884 395,27885 818,27880 1171,27875 1146,27881 744,27893 310,27907 212,27915 482,27913 828,27910 961,27912 860,27918 713,27926 661,27931 647,27937 563,27943 453,27949 499,27953 765,27951 1050,27950 1038,27952 670,27966 263,27980 227,27985 624,27980 1074,27975 1141,27978 767,27991 334,28004 261,28009 585,28006 958,28002 1019,28006 772,28015 496,28027 447,28033 606,28033 752,28034 757,28038 700,28044 700,28047 770,28051 770,28057 629,28063 463,28071 454,28075 654,28075 920,28074 1004,28076 840,28085 562,28094 377,28104 396,28108 594,28108 840,28106 996,28107 967,28111 740,28121 450,28134 310,28142 442,28141 766,28138 1006,28136 963,28142 707,28152 496,28162 515,28166 678,28167 749,28169 647,28175 551,28183 659,28184 910,28181 995,28184 751,28194 372,28209 256,28216 568,28212 997,28207 1103,28209 777,28220 390,28233 367,28240 715,28236 1019,28233 908,28239 499,28255 254,28265 476,28262 951,28256 1192,28256 956,28265 482,28280 228,28291 383,28291 729,28287 941,28286 914,28290 795,28298 726,28305 693,28309 591,28316 425,28326 373,28332 581,28330 955,28325 1201,28323 1090,28331 656,28346 205,28361 65,28369 353,28366 893,28359 1313,28353 1311,28357 877,28372 306,28389 17,28400 207,28400 720,28393 1143,28388 1205,28389 921,28400 582,28412 412,28420 423,28425 503,28428 603,28431 769,28430 979,28429 1071,28432 879,28440 498,28454 219,28464 321,28467 720,28463 1059,28460 1043,28464 746,28474 480,28485 485,28489 687,28489 819,28491 742,28497 566,28505 519,28509 670,28511 881,28511 969,28513 839,28520 589,28531 397,28538 377,28544 568,28544 859,28542 1068,28540 1036,28546 770,28555 447,28568 298,28577 406,28579 665,28577 897,28575 1002,28577 990,28583 860,28589 594,28600 283,28612 162,28620 440,28617 1005,28608 1410,28604 1253,28610 615,28628 50,28647 54,28651 581,28644 1099,28636 1150,28639 835,28651 564,28662 585,28666 725,28666 668,28673 460,28683 431,28687 748,28683 1125,28679 1113,28685 665,28698 241,28712 304,28717 765,28710 1076,28707 901,28716 484,28728 377,28736 731,28732 1108,28727 1018,28733 512,28750 153,28762 350,28762 889,28755 1194,28753 999,28760 599,28774 438,28781 576,28784 702,28785 625,28791 529,28798 699,28798 1044,28795 1153,28797 786,28810 243,28827 96,28834 513,28828 1068,28820 1231,28820 910,28833 529,28844 442,28850 588,28853 670,28856 602,28861 614,28865 858,28865 1097,28863 968,28870 485,28885 149,28897 370,28897 949,28888 1249,28887 934,28898 390,28916 254,28923 670,28916 1104,28911 1012,28918 509,28933 223,28944 525,28942 1057,28935 1171,28935 737,28951 290,28965 370,28966 847,28959 1102,28959 803,28970 341,28985 344,28989 857,28982 1271,28975 1029,28987 354,29006 0,29020 395,29015 1125,29003 1405,29000 970,29014 345,29033 170,29042 522,29037 919,29032 954,29037 732,29047 635,29053 777,29054 863,29057 663,29064 369,29075 374,29080 782,29075 1175,29070 1120,29076 647,29093 255,29105 327,29107 718,29102 1007,29098 940,29106 713,29117 620,29121 689,29125 710,29129 583,29137 493,29142 661,29143 973,29141 1080,29143 801,29153 390,29168 281,29175 597,29171 1001,29165 1074,29168 773,29179 469,29191 482,29196 737,29194 896,29195 783,29203 571,29211 544,29216 732,29216 910,29217 862,29222 649,29231 519,29239 597,29241 766,29241 824,29244 738,29251 647,29257 685,29261 791,29262 813,29266 691,29273 552,29281 538,29285 687,29286 870,29287 928,29290 832,29295 657,29305 528,29313 501,29317 597,29319 773,29319 922,29320 950,29324 822,29332 604,29342 446,29349 468,29354 651,29355 870,29353 971,29355 905,29361 730,29368 564,29376 499,29382 558,29387 689,29386 813,29388 871,29391 859,29396 792,29400 686,29409 566,29416 490,29421 535,29424 727,29425 960,29424 1039,29427 863,29435 558,29447 381,29455 479,29458 751,29456 921,29455 870,29462 721,29469 681,29474 771,29477 795,29481 635,29490 421,29498 448,29501 797,29499 1157,29494 1146,29497 728,29511 289,29526 253,29531 618,29527 999,29524 1039,29527 799,29536 614,29545 653,29549 763,29551 711,29557 520,29565 470,29570 726,29569 1057,29567 1102,29568 773,29581 390,29595 331,29601 620,29598 925,29596 957,29600 768,29607 640,29614 696,29618 788,29620 732,29626 575,29634 535,29639 708,29639 918,29640 934,29643 739,29651 574,29660 602,29663 745,29665 776,29668 661,29676 588,29682 711,29683 935,29681 980,29685 750,29695 458,29706 409,29711 636,29711 900,29709 946,29713 812,29720 702,29726 703,29731 703,29736 603,29742 499,29749 597,29752 896,29749 1111,29747 980,29754 592,29770 316,29780 424,29781 773,29777 1000,29777 931,29782 724,29792 651,29798 717,29800 733,29804 603,29811 501,29817 654,29820 975,29817 1115,29817 852,29827 423,29841 282,29850 593,29846 1029,29841 1119,29843 789,29855 430,29868 438,29873 758,29869 1006,29869 900,29874 598,29887 472,29894 654,29895 889,29893 901,29897 696,29906 555,29914 652,29916 861,29914 900,29918 702,29928 495,29935 529,29940 786,29939 1009,29938 965,29942 709,29952 472,29962 445,29968 632,29967 874,29967 1015,29967 955,29974 726,29983 487,29995 411,29999 592,30000 896,29996 1056,29997 918,30006 615,30018 458,30024 592,30025 833,30025 900,30029 728,30036 569,30045 658,30047 903,30044 972,30046 716,30056 391,30069 408,30073 809,30067 1180,30064 1081,30070 579,30088 215,30100 401,30099 955,30091 1272,30088 1002,30099 442,30116 199,30126 524,30124 1055,30116 1214,30116 872,30129 426,30143 345,30150 653,30147 967,30145 976,30148 741,30158 571,30166 642,30167 813,30168 834,30174 683,30181 562,30188 630,30191 846,30189 977,30189 879,30197 641,30208 466,30216 508,30218 725,30218 955,30219 1028,30221 880,30229 598,30240 402,30248 465,30251 771,30248 1069,30245 1079,30250 760,30262 417,30273 385,30279 693,30276 1021,30273 1028,30276 725,30288 465,30298 527,30303 827,30299 998,30300 831,30308 541,30319 487,30325 747,30324 1017,30320 952,30327 607,30339 386,30348 574,30349 974,30343 1137,30344 837,30355 398,30370 303,30378 677,30372 1137,30366 1188,30370 781,30383 332,30396 297,30402 681,30398 1075,30393 1114,30396 812,30408 513,30420 484,30426 662,30426 824,30427 838,30430 771,30436 764,30440 804,30443 782,30449 664,30457 560,30462 598,30465 789,30466 956,30467 947,30470 768,30479 575,30489 516,30494 622,30495 795,30495 914,30497 929,30501 812,30508 644,30517 526,30524 560,30528 750,30528 954,30528 980,30531 788,30540 539,30551 474,30555 672,30556 934,30554 1010,30557 808,30565 547,30576 494,30583 689,30582 916,30581 948,30585 776,30593 610,30601 617,30604 742,30606 804,30608 732,30615 658,30621 732,30623 895,30624 947,30628 755,30636 475,30646 403,30654 667,30652 1048,30646 1175,30649 915,30660 497,30674 312,30682 496,30683 861,30678 1068,30677 982,30683 751,30694 593,30701 598,30706 678,30708 737,30711 749,30715 779,30719 836,30722 861,30726 792,30732 671,30739 596,30743 627,30748 742,30750 837,30753 862,30756 820,30761 747,30768 692,30773 668,30779 674,30783 728,30785 783,30788 801,30792 775,30797 756,30803 767,30805">
              <text:p/>
            </draw:polyline>
            <draw:polyline draw:style-name="gr16" draw:text-style-name="P1" draw:layer="layout" svg:width="3.362cm" svg:height="1.681cm" svg:x="13.637cm" svg:y="2.927cm" svg:viewBox="0 0 3363 1682" draw:points="0,0 0,1682 3363,1682">
              <text:p/>
            </draw:polyline>
          </draw:g>
          <draw:g>
            <draw:polyline draw:style-name="gr14" draw:text-style-name="P1" draw:layer="layout" svg:width="3.362cm" svg:height="1.68cm" svg:x="13.637cm" svg:y="5.012cm" svg:viewBox="0 0 3363 1681" draw:points="0,0 0,1681 3363,1681">
              <text:p/>
            </draw:polyline>
            <draw:polyline draw:style-name="gr15" draw:text-style-name="P1" draw:layer="layout" svg:width="1.328cm" svg:height="3.35cm" draw:transform="skewX (0.000698131700797604) rotate (1.46049151806858) translate (13.5710000000007cm 6.38900000000008cm)" svg:viewBox="0 0 1329 3351" draw:points="601,28384 606,28384 554,28394 476,28405 464,28407 537,28403 608,28398 606,28401 539,28411 491,28419 510,28419 567,28414 585,28416 539,28424 496,28431 514,28432 588,28427 622,28426 572,28435 485,28448 455,28453 521,28449 615,28442 631,28443 558,28454 484,28465 493,28467 564,28462 612,28459 568,28467 498,28477 487,28480 563,28475 638,28470 616,28474 519,28489 444,28499 486,28497 595,28488 654,28485 604,28494 510,28506 481,28513 544,28509 610,28504 594,28508 513,28520 475,28526 544,28522 648,28513 667,28514 560,28528 437,28544 425,28548 547,28538 670,28527 675,28529 573,28543 482,28556 485,28559 563,28555 594,28552 552,28560 516,28566 557,28565 649,28557 674,28559 573,28572 424,28590 386,28599 522,28587 700,28569 759,28565 641,28581 475,28601 406,28611 479,28607 585,28599 629,28596 605,28602 594,28606 621,28605 619,28608 533,28621 417,28636 399,28641 545,28628 752,28607 814,28604 663,28622 427,28651 315,28667 416,28659 617,28639 738,28628 715,28634 618,28648 545,28659 519,28664 484,28670 447,28677 476,28677 619,28663 795,28648 818,28648 626,28672 355,28705 251,28719 410,28705 700,28676 866,28659 799,28670 586,28695 418,28718 396,28722 467,28716 544,28711 602,28707 693,28700 777,28693 749,28699 554,28724 310,28754 237,28766 454,28745 799,28709 977,28691 834,28710 499,28750 264,28779 296,28779 508,28756 707,28737 768,28734 732,28740 675,28750 607,28760 478,28778 333,28796 318,28800 539,28780 861,28747 1012,28732 817,28758 415,28805 143,28838 228,28831 588,28795 893,28764 927,28763 728,28787 511,28812 413,28826 418,28827 444,28828 496,28825 643,28813 847,28792 933,28785 742,28809 368,28854 114,28885 235,28875 656,28829 1026,28792 1040,28794 705,28834 342,28877 220,28893 369,28878 601,28853 736,28843 773,28842 777,28845 749,28850 604,28869 365,28898 214,28919 341,28907 719,28869 1061,28834 1048,28838 665,28883 231,28934 105,28951 353,28926 740,28886 955,28866 898,28874 693,28899 512,28921 418,28935 373,28943 393,28944 542,28930 793,28904 990,28885 929,28896 578,28938 201,28982 108,28996 397,28965 841,28919 1080,28895 956,28912 615,28952 320,28986 256,28996 389,28985 598,28964 774,28947 883,28938 873,28942 710,28963 438,28996 220,29023 249,29022 549,28993 923,28956 1077,28942 892,28963 513,29008 220,29043 212,29046 454,29024 761,28993 945,28974 935,28978 750,29002 486,29034 283,29059 256,29066 459,29045 779,29011 1008,28990 969,28997 689,29031 360,29070 213,29090 335,29078 619,29049 874,29025 965,29017 862,29031 625,29061 367,29092 238,29108 334,29100 641,29069 961,29036 1065,29027 839,29056 445,29101 185,29132 247,29129 570,29096 876,29066 962,29058 828,29076 626,29100 467,29121 394,29133 390,29137 492,29128 719,29105 964,29081 1008,29079 741,29112 321,29162 106,29187 306,29168 775,29119 1115,29084 1030,29096 642,29142 309,29181 290,29186 511,29163 713,29145 754,29144 713,29150 734,29152 778,29150 686,29162 427,29194 241,29217 370,29205 808,29160 1153,29125 1054,29138 554,29196 114,29248 151,29247 607,29198 1030,29154 1029,29158 691,29197 401,29232 426,29234 633,29213 716,29206 596,29221 488,29237 626,29224 903,29196 958,29194 635,29232 217,29281 163,29291 594,29245 1105,29190 1175,29186 720,29238 195,29299 137,29308 556,29265 994,29220 1009,29220 653,29263 373,29297 461,29291 752,29260 840,29254 610,29282 373,29311 479,29303 851,29265 1061,29243 801,29273 303,29331 113,29355 476,29319 1044,29259 1217,29242 810,29290 239,29356 108,29374 507,29334 1002,29281 1072,29276 703,29320 353,29361 395,29360 719,29327 881,29312 692,29336 410,29370 441,29368 796,29332 1062,29304 871,29328 363,29387 86,29421 385,29390 993,29324 1289,29296 956,29335 330,29408 46,29442 349,29412 895,29353 1119,29332 867,29363 485,29408 391,29421 613,29398 794,29381 681,29396 454,29424 462,29426 793,29392 1095,29361 962,29379 441,29440 46,29487 217,29471 830,29407 1306,29357 1178,29374 583,29442 105,29498 167,29492 638,29443 1011,29406 986,29412 706,29445 533,29467 602,29462 710,29453 627,29466 429,29490 418,29494 740,29460 1121,29421 1129,29423 661,29478 118,29541 29,29554 519,29502 1140,29435 1329,29417 934,29464 362,29529 136,29558 376,29534 765,29492 941,29477 833,29491 686,29509 686,29513 742,29509 659,29521 418,29551 301,29567 546,29543 1011,29494 1259,29471 987,29503 386,29571 0,29617 196,29599 797,29535 1257,29487 1173,29499 701,29554 293,29602 289,29607 573,29578 803,29555 804,29557 710,29570 729,29571 840,29561 815,29567 553,29597 270,29632 307,29631 734,29586 1192,29539 1226,29537 749,29594 191,29659 68,29674 482,29632 1025,29574 1192,29558 903,29593 497,29642 366,29657 544,29641 743,29621 739,29624 623,29639 639,29641 835,29623 961,29610 787,29634 410,29679 209,29703 465,29678 969,29625 1241,29597 993,29627 458,29690 159,29727 364,29706 830,29657 1083,29632 924,29652 589,29691 457,29710 604,29694 791,29677 755,29685 576,29707 522,29716 722,29695 962,29673 935,29679 604,29719 305,29755 375,29749 781,29707 1104,29674 1014,29687 606,29735 311,29770 410,29761 774,29723 1003,29701 881,29718 592,29753 473,29768 620,29755 823,29736 823,29740 638,29763 526,29777 642,29767 862,29744 900,29744 679,29772 441,29801 469,29800 755,29771 1004,29747 932,29757 611,29795 381,29823 472,29816 779,29786 978,29766 886,29778 640,29807 503,29826 581,29821 738,29806 782,29805 710,29815 661,29823 730,29818 821,29812 767,29820 590,29843 467,29858 576,29848 840,29822 1005,29807 890,29823 603,29857 409,29882 481,29876 721,29852 902,29835 899,29839 770,29857 662,29872 615,29879 601,29884 593,29888 643,29883 781,29872 935,29858 929,29862 718,29888 458,29919 391,29929 588,29908 882,29880 1021,29868 909,29882 674,29910 514,29931 524,29933 617,29926 709,29919 794,29912 879,29904 915,29903 805,29919 566,29948 376,29972 442,29968 762,29934 1073,29902 1094,29904 794,29939 447,29979 352,29994 553,29974 825,29947 939,29938 868,29948 765,29962 725,29972 682,29977 581,29992 485,30003 559,29999 839,29971 1106,29945 1067,29953 693,29995 298,30042 261,30049 629,30013 1055,29968 1160,29959 885,29991 541,30032 436,30047 588,30033 753,30018 772,30017 720,30027 770,30023 910,30010 928,30011 691,30040 374,30078 326,30086 667,30051 1123,30004 1232,29994 888,30034 396,30093 234,30114 525,30082 936,30041 1078,30027 878,30052 635,30082 599,30089 726,30078 773,30075 642,30094 533,30109 662,30096 969,30066 1116,30052 883,30080 443,30132 240,30158 501,30132 985,30082 1218,30059 985,30087 561,30136 366,30160 548,30143 837,30112 923,30107 774,30126 648,30142 720,30137 878,30123 864,30127 633,30156 434,30182 533,30173 887,30137 1135,30111 1003,30130 601,30177 344,30208 469,30196 832,30157 1051,30135 939,30151 672,30184 556,30200 670,30189 821,30175 805,30181 662,30200 607,30210 754,30196 944,30177 942,30179 703,30210 478,30238 508,30237 773,30211 1001,30188 969,30193 731,30223 552,30245 590,30243 765,30228 859,30221 791,30230 688,30244 697,30246 812,30236 862,30233 764,30248 617,30267 587,30273 728,30259 895,30245 919,30245 778,30263 637,30282 622,30285 724,30276 811,30269 798,30274 746,30282 743,30286 798,30283 815,30283 739,30294 638,30309 641,30313 756,30302 881,30291 889,30292 775,30307 667,30322 651,30326 720,30321 776,30318 776,30321 766,30325 802,30323 841,30322 805,30329 677,30346 581,30360 641,30355 828,30337 979,30323 929,30333 726,30358 577,30378 599,30376 752,30362 859,30353 847,30358 780,30369 769,30372 809,30370 796,30374 676,30391 567,30406 638,30401 876,30377 1066,30359 986,30369 679,30408 434,30438 488,30434 787,30405 1032,30381 1013,30385 793,30412 623,30433 636,30434 746,30425 777,30425 712,30435 703,30438 848,30425 1011,30411 970,30417 680,30453 398,30487 438,30484 804,30446 1169,30409 1170,30411 821,30453 452,30495 408,30503 674,30476 942,30450 984,30449 839,30467 745,30481 784,30479 826,30478 720,30492 546,30514 541,30517 817,30490 1147,30456 1180,30455 820,30497 387,30548 286,30562 624,30527 1078,30480 1226,30467 983,30497 630,30539 496,30557 622,30545 790,30530 825,30529 782,30535 830,30534 964,30522 995,30521 785,30548 465,30586 373,30598 660,30570 1106,30522 1287,30505 1032,30536 567,30590 316,30621 482,30604 850,30568 1079,30544 1024,30553 833,30577 719,30592 720,30595 715,30599 651,30609 625,30615 774,30600 1030,30575 1142,30565 950,30588 567,30633 344,30661 493,30648 895,30606 1186,30576 1137,30584 828,30622 555,30657 515,30664 667,30649 827,30634 894,30629 908,30631 914,30633 898,30638 789,30653 613,30675 523,30686 644,30677 922,30648 1127,30629 1074,30637 796,30671 526,30703 483,30711 674,30693 920,30668 1036,30658 975,30669 832,30687 713,30703 655,30712 661,30714 718,30711 821,30702 944,30692 993,30687 912,30699 740,30721 595,30739 594,30742 738,30730 926,30711 1012,30704 963,30713 810,30734 672,30752 623,30760 687,30756 813,30744 929,30734 961,30733 903,30742 785,30758 687,30772 671,30777 732,30773 826,30766 899,30761 920,30760 883,30767 814,30778 728,30790 674,30798 694,30798 803,30790 928,30779 979,30777 903,30787 753,30806 652,30820 677,30820 801,30811 903,30801 912,30802 861,30812 818,30819 804,30823 793,30829 750,30834 719,30841 759,30839 882,30829 985,30820 952,30826 786,30849 634,30868 631,30870 783,30857 944,30840 979,30839 878,30853 768,30870 745,30874 784,30873 794,30875 766,30881 766,30884 854,30878 970,30866 979,30867 825,30887 627,30912 581,30921 751,30905 978,30882 1061,30874 935,30891 743,30916 658,30929 720,30925 825,30916 857,30915 839,30920 856,30921 919,30916 938,30917 823,30933 650,30955 593,30963 754,30949 1011,30923 1117,30913 972,30932 704,30966 566,30984 661,30977 863,30957 977,30947 940,30954 851,30967 825,30972 844,30973 806,30980 709,30994 666,31002 791,30991 1010,30968 1110,30959 956,30980 670,31013 513,31034 645,31021 930,30993 1092,30977 1010,30989 808,31015 699,31030 743,31027 830,31022 833,31023 781,31032 810,31032 944,31020 1040,31012 935,31026 686,31057 533,31076 659,31064 965,31033 1164,31014 1048,31030 756,31066 576,31088 665,31081 885,31060 989,31052 904,31065 785,31080 806,31080 918,31070 945,31070 798,31090 628,31112 665,31110 918,31084 1133,31064 1068,31074 767,31109 535,31139 615,31132 910,31102 1113,31082 1014,31096 763,31127 651,31141 785,31129 972,31112 968,31114 786,31137 661,31154 773,31145 1015,31121 1089,31116 887,31141 613,31172 585,31178 842,31153 1112,31125 1090,31132 811,31166 583,31192 667,31186 950,31159 1104,31145 949,31165 677,31199 620,31207 838,31185 1085,31160 1063,31166 792,31199 583,31224 682,31217 977,31186 1127,31173 962,31194 677,31229 615,31238 838,31217 1093,31191 1061,31196 773,31230 566,31257 698,31246 1027,31212 1183,31198 984,31222 639,31262 525,31278 770,31255 1097,31222 1143,31219 891,31248 635,31281 663,31279 918,31254 1068,31241 938,31256 691,31287 656,31293 898,31270 1150,31245 1086,31256 752,31296 497,31326 618,31315 1005,31276 1253,31251 1107,31269 734,31314 525,31340 676,31326 991,31294 1108,31284 939,31305 733,31332 744,31334 944,31313 1051,31304 893,31325 637,31355 606,31361 890,31333 1200,31302 1199,31303 849,31345 503,31387 519,31388 868,31353 1188,31320 1172,31324 880,31359 643,31388 693,31386 910,31364 1005,31356 887,31373 743,31390 796,31388 1012,31368 1124,31356 946,31380 635,31418 527,31431 776,31407 1147,31368 1262,31359 1009,31389 645,31433 532,31447 752,31426 1046,31396 1109,31392 937,31415 768,31437 793,31435 941,31422 980,31421 837,31438 684,31459 747,31454 1004,31428 1182,31410 1067,31427 739,31466 539,31492 668,31480 997,31447 1195,31427 1079,31443 804,31477 661,31495 761,31487 953,31469 1002,31465 882,31481 787,31494 853,31489 1012,31474 1042,31474 873,31497 672,31522 675,31524 907,31502 1135,31480 1122,31484 882,31513 662,31539 679,31540 899,31519 1062,31505 1024,31512 856,31533 772,31543 858,31537 980,31526 967,31531 833,31549 739,31561 826,31554 1015,31535 1089,31530 958,31548 750,31574 690,31583 838,31570 1031,31551 1065,31551 921,31570 781,31588 789,31590 922,31578 1003,31571 937,31580 810,31597 795,31602 914,31591 1034,31582 1008,31588 853,31606 741,31623 797,31620 958,31605 1051,31598 977,31609 830,31627 790,31634 876,31628 981,31619 971,31623 864,31637 800,31648 867,31642 995,31631 1028,31632 917,31646 777,31663 775,31668 904,31655 1028,31644 1017,31648 888,31665 800,31677 841,31675 949,31667 981,31666 912,31675 833,31687 855,31688 963,31679 1020,31675 950,31686 814,31704 773,31710 874,31703 1023,31690 1042,31689 926,31704 807,31720 811,31723 922,31716 1004,31710 963,31716 862,31729 836,31735 919,31729 1005,31722 995,31724">
              <text:p/>
            </draw:polyline>
            <draw:polyline draw:style-name="gr16" draw:text-style-name="P1" draw:layer="layout" svg:width="3.362cm" svg:height="1.68cm" svg:x="13.637cm" svg:y="5.012cm" svg:viewBox="0 0 3363 1681" draw:points="0,0 0,1681 3363,1681">
              <text:p/>
            </draw:polylin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7.4cm" fo:page-height="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Výchoz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06-09-25T13:06:08</meta:creation-date>
    <dc:date>2011-04-19T22:13:55</dc:date>
    <dc:language>cs-CZ</dc:language>
    <meta:editing-cycles>9</meta:editing-cycles>
    <meta:editing-duration>PT08H59M24S</meta:editing-duration>
    <dc:creator>BruXy </dc:creator>
    <meta:document-statistic meta:object-count="70"/>
    <meta:user-defined meta:name="Info 1"/>
    <meta:user-defined meta:name="Info 2"/>
    <meta:user-defined meta:name="Info 3"/>
    <meta:user-defined meta:name="Info 4"/>
  </office:meta>
</office:document-meta>
</file>